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lock" svg:font-family="Overlock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2mm"/>
    </style:style>
    <style:style style:name="co2" style:family="table-column">
      <style:table-column-properties fo:break-before="auto" style:column-width="20.04mm"/>
    </style:style>
    <style:style style:name="co3" style:family="table-column">
      <style:table-column-properties fo:break-before="auto" style:column-width="20.3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0.57mm"/>
    </style:style>
    <style:style style:name="co6" style:family="table-column">
      <style:table-column-properties fo:break-before="auto" style:column-width="18.22mm"/>
    </style:style>
    <style:style style:name="co7" style:family="table-column">
      <style:table-column-properties fo:break-before="auto" style:column-width="89.41mm"/>
    </style:style>
    <style:style style:name="co8" style:family="table-column">
      <style:table-column-properties fo:break-before="auto" style:column-width="5.38mm"/>
    </style:style>
    <style:style style:name="co9" style:family="table-column">
      <style:table-column-properties fo:break-before="auto" style:column-width="129.47mm"/>
    </style:style>
    <style:style style:name="co10" style:family="table-column">
      <style:table-column-properties fo:break-before="auto" style:column-width="33.9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style:vertical-align="middle"/>
      <style:text-properties style:font-size-asian="18pt" style:font-size-complex="18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166"/>
    <style:style style:name="ce8" style:family="table-cell" style:parent-style-name="Default" style:data-style-name="N166">
      <style:table-cell-properties fo:background-color="transparent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color="#cccccc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V">
      <style:table-cell-properties fo:border="none"/>
    </style:style>
    <style:style style:name="ce16" style:family="table-cell" style:parent-style-name="_25_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ackground-color="transparent"/>
    </style:style>
    <style:style style:name="ce18" style:family="table-cell" style:parent-style-name="mW">
      <style:text-properties fo:color="#cccccc"/>
    </style:style>
    <style:style style:name="ce55" style:family="table-cell" style:parent-style-name="V">
      <style:table-cell-properties fo:border-bottom="none" fo:background-color="#ccff00" fo:border-left="0.06pt solid #000000" fo:border-right="none" fo:border-top="none"/>
    </style:style>
    <style:style style:name="ce19" style:family="table-cell" style:parent-style-name="V">
      <style:text-properties fo:color="#cccccc"/>
    </style:style>
    <style:style style:name="ce20" style:family="table-cell" style:parent-style-name="mA">
      <style:table-cell-properties fo:background-color="#ccff00"/>
    </style:style>
    <style:style style:name="ce21" style:family="table-cell" style:parent-style-name="Default">
      <style:text-properties fo:color="#cccccc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Ω">
      <style:table-cell-properties fo:border-bottom="none" fo:border-left="0.74pt solid #000000" fo:border-right="none" fo:border-top="0.06pt solid 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mW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 style:data-style-name="N109"/>
    <style:style style:name="ce29" style:family="table-cell" style:parent-style-name="Default" style:data-style-name="N117"/>
    <style:style style:name="ce30" style:family="table-cell" style:parent-style-name="Ω">
      <style:table-cell-properties fo:background-color="#ccff00"/>
    </style:style>
    <style:style style:name="ce31" style:family="table-cell" style:parent-style-name="mA">
      <style:table-cell-properties fo:border-bottom="none" fo:border-left="none" fo:border-right="none" fo:border-top="0.06pt solid #000000"/>
    </style:style>
    <style:style style:name="ce32" style:family="table-cell" style:parent-style-name="_30__2c_00_20_V">
      <style:table-cell-properties fo:background-color="#ff9900"/>
    </style:style>
    <style:style style:name="ce33" style:family="table-cell" style:parent-style-name="mW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111"/>
    <style:style style:name="ce35" style:family="table-cell" style:parent-style-name="mW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mW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mA">
      <style:table-cell-properties fo:background-color="#e6ff00" fo:border="none"/>
    </style:style>
    <style:style style:name="ce39" style:family="table-cell" style:parent-style-name="mA">
      <style:table-cell-properties fo:background-color="transparent" fo:border="none"/>
    </style:style>
    <style:style style:name="ce40" style:family="table-cell" style:parent-style-name="Default">
      <style:table-cell-properties fo:border="none"/>
    </style:style>
    <style:style style:name="ce41" style:family="table-cell" style:parent-style-name="_30__2c_00_20_mA">
      <style:table-cell-properties fo:border-bottom="none" fo:background-color="#ff9900" fo:border-left="none" fo:border-right="none" fo:border-top="0.74pt solid #000000"/>
    </style:style>
    <style:style style:name="ce42" style:family="table-cell" style:parent-style-name="_30__2c_00_20_mA">
      <style:table-cell-properties fo:background-color="#ff9900" fo:border="none"/>
    </style:style>
    <style:style style:name="ce43" style:family="table-cell" style:parent-style-name="Default">
      <style:table-cell-properties fo:background-color="#ff9900"/>
    </style:style>
    <style:style style:name="ce44" style:family="table-cell" style:parent-style-name="kΩ">
      <style:table-cell-properties fo:background-color="#ff9900"/>
    </style:style>
    <style:style style:name="ce45" style:family="table-cell" style:parent-style-name="Ω">
      <style:table-cell-properties fo:background-color="transparent"/>
    </style:style>
    <style:style style:name="ce46" style:family="table-cell" style:parent-style-name="_30__2c_000_22__20_kΩ_22_">
      <style:table-cell-properties fo:border-bottom="none" fo:background-color="#e6ff00" fo:border-left="none" fo:border-right="none" fo:border-top="0.06pt solid #000000"/>
    </style:style>
    <style:style style:name="ce47" style:family="table-cell" style:parent-style-name="_30__2c_000_22__20_kΩ_22_">
      <style:table-cell-properties fo:border-bottom="none" fo:background-color="transparent" fo:border-left="none" fo:border-right="none" fo:border-top="0.06pt solid #000000"/>
    </style:style>
    <style:style style:name="ce48" style:family="table-cell" style:parent-style-name="Default">
      <style:table-cell-properties fo:border-bottom="none" fo:border-left="0.06pt solid #000000" fo:border-right="none" fo:border-top="none"/>
    </style:style>
    <style:style style:name="ce49" style:family="table-cell" style:parent-style-name="mW">
      <style:table-cell-properties fo:border-bottom="none" fo:background-color="#ff99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0" style:family="table-cell" style:parent-style-name="mW">
      <style:table-cell-properties fo:border-bottom="none" fo:border-left="0.06pt solid #000000" fo:border-right="none" fo:border-top="none"/>
    </style:style>
    <style:style style:name="ce51" style:family="table-cell" style:parent-style-name="_30__2c_00_20_V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09">
      <style:table-cell-properties fo:border-bottom="none" fo:background-color="#ccff00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ccff00" fo:border-left="0.06pt solid #000000" fo:border-right="none" fo:border-top="none"/>
    </style:style>
    <style:style style:name="ce119" style:family="table-cell" style:parent-style-name="Default">
      <style:table-cell-properties fo:border-bottom="none" fo:border-left="0.06pt solid #000000" fo:border-right="none" fo:border-top="0.06pt solid #000000"/>
    </style:style>
    <style:style style:name="ce56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mA">
      <style:table-cell-properties fo:border-bottom="none" fo:border-left="0.06pt solid #000000" fo:border-right="none" fo:border-top="none"/>
    </style:style>
    <style:style style:name="ce58" style:family="table-cell" style:parent-style-name="Ω">
      <style:table-cell-properties fo:border-bottom="none" fo:border-left="0.06pt solid #000000" fo:border-right="none" fo:border-top="none"/>
    </style:style>
    <style:style style:name="ce59" style:family="table-cell" style:parent-style-name="Ω">
      <style:table-cell-properties fo:border-bottom="none" fo:background-color="#ccff00" fo:border-left="0.06pt solid #000000" fo:border-right="none" fo:border-top="none"/>
    </style:style>
    <style:style style:name="ce60" style:family="table-cell" style:parent-style-name="mA">
      <style:table-cell-properties fo:border-bottom="none" fo:border-left="0.06pt solid #000000" fo:border-right="none" fo:border-top="0.06pt solid #000000"/>
    </style:style>
    <style:style style:name="ce61" style:family="table-cell" style:parent-style-name="_30__2c_00_20_V">
      <style:table-cell-properties fo:border-bottom="none" fo:background-color="#ff9900" fo:border-left="0.06pt solid #000000" fo:border-right="none" fo:border-top="none"/>
    </style:style>
    <style:style style:name="ce62" style:family="table-cell" style:parent-style-name="mW">
      <style:table-cell-properties fo:border-bottom="none" fo:border-left="0.06pt solid #000000" fo:border-right="none" fo:border-top="0.06pt solid #000000"/>
    </style:style>
    <style:style style:name="ce63" style:family="table-cell" style:parent-style-name="valuesWithUnit">
      <style:table-cell-properties fo:border-bottom="none" fo:border-left="0.06pt solid #000000" fo:border-right="none" fo:border-top="none"/>
    </style:style>
    <style:style style:name="ce65" style:family="table-cell" style:parent-style-name="mW">
      <style:table-cell-properties fo:border-bottom="none" fo:background-color="transparent" fo:border-left="0.06pt solid #000000" fo:border-right="none" fo:border-top="none"/>
    </style:style>
    <style:style style:name="ce66" style:family="table-cell" style:parent-style-name="V">
      <style:table-cell-properties fo:border-bottom="none" fo:border-left="0.06pt solid #000000" fo:border-right="none" fo:border-top="none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9" style:family="table-cell" style:parent-style-name="Default">
      <style:table-cell-properties fo:background-color="#ff9900" style:text-align-source="fix" style:repeat-content="false"/>
      <style:paragraph-properties fo:text-align="end" fo:margin-left="0mm"/>
    </style:style>
    <style:style style:name="T1" style:family="text">
      <style:text-properties fo:language="none" fo:country="none"/>
    </style:style>
  </office:automatic-styles>
  <office:body>
    <office:spreadsheet>
      <table:table table:name="TLC5971" table:style-name="ta1" table:print-ranges="TLC5971.A1:TLC5971.L47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04" table:default-cell-style-name="Default"/>
        <table:table-row table:style-name="ro1">
          <table:table-cell table:style-name="ce3" office:value-type="string" calcext:value-type="string">
            <text:p>TI TLC5971</text:p>
          </table:table-cell>
          <table:table-cell table:number-columns-repeated="10"/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2">
          <table:table-cell table:style-name="ce4" table:number-columns-repeated="1024"/>
        </table:table-row>
        <table:table-row table:style-name="ro2">
          <table:table-cell table:style-name="ce5" office:value-type="string" calcext:value-type="string">
            <text:p>Reference Resistor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REF (kΩ) = </text:p>
          </table:table-cell>
          <table:table-cell table:style-name="ce13" office:value-type="string" calcext:value-type="string" table:number-columns-spanned="3" table:number-rows-spanned="1">
            <text:p>( VIREF (V) / IOLCMax (mA) ) * 41</text:p>
          </table:table-cell>
          <table:covered-table-cell table:number-columns-repeated="2"/>
          <table:table-cell table:number-columns-repeated="11"/>
          <table:table-cell table:style-name="ce67" office:value-type="string" calcext:value-type="string">
            <text:p>RIREF (kΩ)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<text:s/>( VIREF (V) / IOLCMax (mA) ) * 41</text:p>
          </table:table-cell>
          <table:table-cell office:value-type="string" calcext:value-type="string">
            <text:p>| / 41</text:p>
          </table:table-cell>
          <table:table-cell table:number-columns-repeated="1005"/>
        </table:table-row>
        <table:table-row table:style-name="ro2">
          <table:table-cell/>
          <table:table-cell table:style-name="ce17" office:value-type="string" calcext:value-type="string">
            <text:p>Tollerance</text:p>
          </table:table-cell>
          <table:table-cell table:style-name="ce17"/>
          <table:table-cell table:number-columns-repeated="12"/>
          <table:table-cell table:style-name="ce67"/>
          <table:table-cell table:style-name="ce14"/>
          <table:table-cell table:style-name="ce71"/>
          <table:table-cell table:number-columns-repeated="1006"/>
        </table:table-row>
        <table:table-row table:style-name="ro2">
          <table:table-cell/>
          <table:table-cell table:style-name="ce14" office:value-type="string" calcext:value-type="string">
            <text:p>percent</text:p>
          </table:table-cell>
          <table:table-cell table:style-name="ce23" office:value-type="string" calcext:value-type="string">
            <text:p>Tollerance</text:p>
          </table:table-cell>
          <table:table-cell table:style-name="ce37" office:value-type="string" calcext:value-type="string">
            <text:p>IOLCMax</text:p>
          </table:table-cell>
          <table:table-cell table:style-name="ce37" office:value-type="string" calcext:value-type="string">
            <text:p>RIREF</text:p>
          </table:table-cell>
          <table:table-cell table:style-name="ce23" office:value-type="string" calcext:value-type="string">
            <text:p>Tollerance</text:p>
          </table:table-cell>
          <table:table-cell table:style-name="ce37" office:value-type="string" calcext:value-type="string">
            <text:p>IOLCMax</text:p>
          </table:table-cell>
          <table:table-cell table:style-name="ce37" office:value-type="string" calcext:value-type="string">
            <text:p>RIREF</text:p>
          </table:table-cell>
          <table:table-cell table:style-name="ce23" office:value-type="string" calcext:value-type="string">
            <text:p>Tollerance</text:p>
          </table:table-cell>
          <table:table-cell table:style-name="ce37" office:value-type="string" calcext:value-type="string">
            <text:p>IOLCMax</text:p>
          </table:table-cell>
          <table:table-cell table:style-name="ce37" office:value-type="string" calcext:value-type="string">
            <text:p>RIREF</text:p>
          </table:table-cell>
          <table:table-cell table:number-columns-repeated="4"/>
          <table:table-cell table:style-name="ce67" office:value-type="string" calcext:value-type="string">
            <text:p>RIREF (kΩ) /41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VIREF (V) / IOLCMax (mA)</text:p>
          </table:table-cell>
          <table:table-cell office:value-type="string" calcext:value-type="string">
            <text:p>| swa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IREF</text:p>
          </table:table-cell>
          <table:table-cell table:style-name="ce15" office:value-type="float" office:value="1.21" calcext:value-type="float">
            <text:p>1,2 V</text:p>
          </table:table-cell>
          <table:table-cell table:style-name="ce24"/>
          <table:table-cell table:number-columns-repeated="2"/>
          <table:table-cell table:style-name="ce24"/>
          <table:table-cell table:style-name="ce15" office:value-type="float" office:value="1.21" calcext:value-type="float">
            <text:p>1,2 V</text:p>
          </table:table-cell>
          <table:table-cell/>
          <table:table-cell table:style-name="ce24"/>
          <table:table-cell table:style-name="ce15" office:value-type="float" office:value="1.21" calcext:value-type="float">
            <text:p>1,2 V</text:p>
          </table:table-cell>
          <table:table-cell table:number-columns-repeated="5"/>
          <table:table-cell table:style-name="ce67" office:value-type="string" calcext:value-type="string">
            <text:p>41 / RIREF (kΩ)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IOLCMax (mA) / VIREF (V)</text:p>
          </table:table-cell>
          <table:table-cell office:value-type="string" calcext:value-type="string">
            <text:p>|* VIREF (V)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4"/>
          <table:table-cell table:style-name="ce38" office:value-type="float" office:value="15" calcext:value-type="float">
            <text:p>15 mA</text:p>
          </table:table-cell>
          <table:table-cell table:style-name="ce44" table:formula="of:=([TLC5971.B7]/[TLC5971.D8])*41" office:value-type="float" office:value="3.30733333333333" calcext:value-type="float">
            <text:p>3,31 kΩ</text:p>
          </table:table-cell>
          <table:table-cell table:style-name="ce24"/>
          <table:table-cell table:style-name="ce38" office:value-type="float" office:value="20" calcext:value-type="float">
            <text:p>20 mA</text:p>
          </table:table-cell>
          <table:table-cell table:style-name="ce44" table:formula="of:=([TLC5971.G7]/[TLC5971.G8])*41" office:value-type="float" office:value="2.4805" calcext:value-type="float">
            <text:p>2,48 kΩ</text:p>
          </table:table-cell>
          <table:table-cell table:style-name="ce24"/>
          <table:table-cell table:style-name="ce38" office:value-type="float" office:value="60" calcext:value-type="float">
            <text:p>60 mA</text:p>
          </table:table-cell>
          <table:table-cell table:style-name="ce44" table:formula="of:=([TLC5971.J7]/[TLC5971.J8])*41" office:value-type="float" office:value="0.826833333333333" calcext:value-type="float">
            <text:p>0,83 kΩ</text:p>
          </table:table-cell>
          <table:table-cell table:number-columns-repeated="4"/>
          <table:table-cell table:style-name="ce67" office:value-type="string" calcext:value-type="string">
            <text:p>(41 / RIREF (kΩ)) * VIREF (V)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IOLCMax (mA)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/>
          <table:table-cell table:style-name="ce39"/>
          <table:table-cell table:style-name="ce45" table:formula="of:=[.E8]*1000" office:value-type="float" office:value="3307.33333333333" calcext:value-type="float">
            <text:p>3307,33 Ω</text:p>
          </table:table-cell>
          <table:table-cell table:style-name="ce24"/>
          <table:table-cell table:style-name="ce39"/>
          <table:table-cell table:style-name="ce45" table:formula="of:=[.H8]*1000" office:value-type="float" office:value="2480.5" calcext:value-type="float">
            <text:p>2480,50 Ω</text:p>
          </table:table-cell>
          <table:table-cell table:style-name="ce24"/>
          <table:table-cell table:style-name="ce39"/>
          <table:table-cell table:style-name="ce45" table:formula="of:=[.K8]*1000" office:value-type="float" office:value="826.833333333333" calcext:value-type="float">
            <text:p>826,83 Ω</text:p>
          </table:table-cell>
          <table:table-cell table:number-columns-repeated="4"/>
          <table:table-cell table:style-name="ce67"/>
          <table:table-cell table:style-name="ce14"/>
          <table:table-cell table:style-name="ce71"/>
          <table:table-cell table:number-columns-repeated="1006"/>
        </table:table-row>
        <table:table-row table:style-name="ro2">
          <table:table-cell office:value-type="string" calcext:value-type="string">
            <text:p>E24 next smaller</text:p>
          </table:table-cell>
          <table:table-cell/>
          <table:table-cell table:style-name="ce24"/>
          <table:table-cell table:style-name="ce40"/>
          <table:table-cell table:style-name="Ω" table:formula="of:=LOOKUP([.E9];[$'Resistor-E24'.$A$2:.$A$121];[$'Resistor-E24'.$A$2:.$A$121])" office:value-type="float" office:value="3300" calcext:value-type="float">
            <text:p>3300,00 Ω</text:p>
          </table:table-cell>
          <table:table-cell table:style-name="ce24"/>
          <table:table-cell table:style-name="ce40"/>
          <table:table-cell table:style-name="Ω" table:formula="of:=LOOKUP([.H9];[$'Resistor-E24'.$A$2:.$A$121];[$'Resistor-E24'.$A$2:.$A$121])" office:value-type="float" office:value="2400" calcext:value-type="float">
            <text:p>2400,00 Ω</text:p>
          </table:table-cell>
          <table:table-cell table:style-name="ce24"/>
          <table:table-cell table:style-name="ce40"/>
          <table:table-cell table:style-name="Ω" table:formula="of:=LOOKUP([.K9];[$'Resistor-E24'.$A$2:.$A$121];[$'Resistor-E24'.$A$2:.$A$121])" office:value-type="float" office:value="820" calcext:value-type="float">
            <text:p>820,00 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24 next bigger</text:p>
          </table:table-cell>
          <table:table-cell/>
          <table:table-cell table:style-name="ce24"/>
          <table:table-cell table:style-name="ce40"/>
          <table:table-cell table:style-name="Ω" table:formula="of:=LOOKUP([.E9];[$'Resistor-E24'.$A$2:.$A$121];[$'Resistor-E24'.$B$2:.$B$121])" office:value-type="float" office:value="3600" calcext:value-type="float">
            <text:p>3600,00 Ω</text:p>
          </table:table-cell>
          <table:table-cell table:style-name="ce24"/>
          <table:table-cell table:style-name="ce40"/>
          <table:table-cell table:style-name="Ω" table:formula="of:=LOOKUP([.H9];[$'Resistor-E24'.$A$2:.$A$121];[$'Resistor-E24'.$B$2:.$B$121])" office:value-type="float" office:value="2700" calcext:value-type="float">
            <text:p>2700,00 Ω</text:p>
          </table:table-cell>
          <table:table-cell table:style-name="ce24"/>
          <table:table-cell table:style-name="ce40"/>
          <table:table-cell table:style-name="Ω" table:formula="of:=LOOKUP([.K9];[$'Resistor-E24'.$A$2:.$A$121];[$'Resistor-E24'.$B$2:.$B$121])" office:value-type="float" office:value="910" calcext:value-type="float">
            <text:p>910,00 Ω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4"/>
          <table:table-cell table:style-name="ce40"/>
          <table:table-cell/>
          <table:table-cell table:style-name="ce24"/>
          <table:table-cell table:style-name="ce40"/>
          <table:table-cell/>
          <table:table-cell table:style-name="ce24"/>
          <table:table-cell table:style-name="ce40"/>
          <table:table-cell table:number-columns-repeated="1014"/>
        </table:table-row>
        <table:table-row table:style-name="ro2">
          <table:table-cell table:style-name="ce17" office:value-type="string" calcext:value-type="string">
            <text:p>values</text:p>
          </table:table-cell>
          <table:table-cell table:style-name="ce16" office:value-type="float" office:value="5" calcext:value-type="float">
            <text:p>5,00 %</text:p>
          </table:table-cell>
          <table:table-cell table:style-name="ce25" table:formula="of:=([.E13]*1000)*[.$B13]/100" office:value-type="float" office:value="165" calcext:value-type="float">
            <text:p>165,00 Ω</text:p>
          </table:table-cell>
          <table:table-cell table:style-name="ce41" table:formula="of:=(41/[.E13])*[.$B$7]" office:value-type="float" office:value="15.0333333333333" calcext:value-type="float">
            <text:p>15,03 mA</text:p>
          </table:table-cell>
          <table:table-cell table:style-name="ce46" office:value-type="float" office:value="3.3" calcext:value-type="float">
            <text:p>3,300 kΩ</text:p>
          </table:table-cell>
          <table:table-cell table:style-name="ce25" table:formula="of:=([.H13]*1000)*[.$B13]/100" office:value-type="float" office:value="135" calcext:value-type="float">
            <text:p>135,00 Ω</text:p>
          </table:table-cell>
          <table:table-cell table:style-name="ce41" table:formula="of:=(41/[.H13])*[.$B$7]" office:value-type="float" office:value="18.3740740740741" calcext:value-type="float">
            <text:p>18,37 mA</text:p>
          </table:table-cell>
          <table:table-cell table:style-name="ce46" office:value-type="float" office:value="2.7" calcext:value-type="float">
            <text:p>2,700 kΩ</text:p>
          </table:table-cell>
          <table:table-cell table:style-name="ce25" table:formula="of:=([.K13]*1000)*[.$B13]/100" office:value-type="float" office:value="45.5" calcext:value-type="float">
            <text:p>45,50 Ω</text:p>
          </table:table-cell>
          <table:table-cell table:style-name="ce41" table:formula="of:=(41/[.K13])*[.$B$7]" office:value-type="float" office:value="54.5164835164835" calcext:value-type="float">
            <text:p>54,52 mA</text:p>
          </table:table-cell>
          <table:table-cell table:style-name="ce46" office:value-type="float" office:value="0.91" calcext:value-type="float">
            <text:p>0,910 kΩ</text:p>
          </table:table-cell>
          <table:table-cell table:number-columns-repeated="4"/>
          <table:table-cell table:style-name="ce67" office:value-type="string" calcext:value-type="string">
            <text:p>RIREF (kΩ)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<text:s/>( VIREF (V) / IOLCMax (mA) ) * 41</text:p>
          </table:table-cell>
          <table:table-cell office:value-type="string" calcext:value-type="string">
            <text:p>| / 41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min</text:p>
          </table:table-cell>
          <table:table-cell/>
          <table:table-cell table:style-name="ce24"/>
          <table:table-cell table:style-name="ce42" table:formula="of:=(41/[.E14])*[.$B$7]" office:value-type="float" office:value="14.3174603174603" calcext:value-type="float">
            <text:p>14,32 mA</text:p>
          </table:table-cell>
          <table:table-cell table:style-name="_30__2c_000_22__20_kΩ_22_" table:formula="of:=(([.E13]*1000)+[.C13])/1000" office:value-type="float" office:value="3.465" calcext:value-type="float">
            <text:p>3,465 kΩ</text:p>
          </table:table-cell>
          <table:table-cell table:style-name="ce24"/>
          <table:table-cell table:style-name="ce42" table:formula="of:=(41/[.H14])*[.$B$7]" office:value-type="float" office:value="17.4991181657848" calcext:value-type="float">
            <text:p>17,50 mA</text:p>
          </table:table-cell>
          <table:table-cell table:style-name="_30__2c_000_22__20_kΩ_22_" table:formula="of:=(([.H13]*1000)+[.F13])/1000" office:value-type="float" office:value="2.835" calcext:value-type="float">
            <text:p>2,835 kΩ</text:p>
          </table:table-cell>
          <table:table-cell table:style-name="ce24"/>
          <table:table-cell table:style-name="ce42" table:formula="of:=(41/[.K14])*[.$B$7]" office:value-type="float" office:value="51.9204604918891" calcext:value-type="float">
            <text:p>51,92 mA</text:p>
          </table:table-cell>
          <table:table-cell table:style-name="_30__2c_000_22__20_kΩ_22_" table:formula="of:=(([.K13]*1000)+[.I13])/1000" office:value-type="float" office:value="0.9555" calcext:value-type="float">
            <text:p>0,956 kΩ</text:p>
          </table:table-cell>
          <table:table-cell table:number-columns-repeated="4"/>
          <table:table-cell table:style-name="ce67" office:value-type="string" calcext:value-type="string">
            <text:p>RIREF (kΩ) /41</text:p>
          </table:table-cell>
          <table:table-cell table:style-name="ce14" office:value-type="string" calcext:value-type="string">
            <text:p>=</text:p>
          </table:table-cell>
          <table:table-cell table:style-name="ce71" office:value-type="string" calcext:value-type="string">
            <text:p>VIREF (V) / IOLCMax (mA)</text:p>
          </table:table-cell>
          <table:table-cell office:value-type="string" calcext:value-type="string">
            <text:p>| * IOLCMax (mA)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4"/>
          <table:table-cell table:style-name="ce42" table:formula="of:=(41/[.E15])*[.$B$7]" office:value-type="float" office:value="15.8245614035088" calcext:value-type="float">
            <text:p>15,82 mA</text:p>
          </table:table-cell>
          <table:table-cell table:style-name="_30__2c_000_22__20_kΩ_22_" table:formula="of:=(([.E13]*1000)-[.C13])/1000" office:value-type="float" office:value="3.135" calcext:value-type="float">
            <text:p>3,135 kΩ</text:p>
          </table:table-cell>
          <table:table-cell table:style-name="ce24"/>
          <table:table-cell table:style-name="ce42" table:formula="of:=(41/[.H15])*[.$B$7]" office:value-type="float" office:value="19.3411306042885" calcext:value-type="float">
            <text:p>19,34 mA</text:p>
          </table:table-cell>
          <table:table-cell table:style-name="_30__2c_000_22__20_kΩ_22_" table:formula="of:=(([.H13]*1000)-[.F13])/1000" office:value-type="float" office:value="2.565" calcext:value-type="float">
            <text:p>2,565 kΩ</text:p>
          </table:table-cell>
          <table:table-cell table:style-name="ce24"/>
          <table:table-cell table:style-name="ce42" table:formula="of:=(41/[.K15])*[.$B$7]" office:value-type="float" office:value="57.3857721226142" calcext:value-type="float">
            <text:p>57,39 mA</text:p>
          </table:table-cell>
          <table:table-cell table:style-name="_30__2c_000_22__20_kΩ_22_" table:formula="of:=(([.K13]*1000)-[.I13])/1000" office:value-type="float" office:value="0.8645" calcext:value-type="float">
            <text:p>0,865 kΩ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values</text:p>
          </table:table-cell>
          <table:table-cell table:style-name="ce16" office:value-type="float" office:value="1" calcext:value-type="float">
            <text:p>1,00 %</text:p>
          </table:table-cell>
          <table:table-cell table:style-name="ce25" table:formula="of:=([.E16]*1000)*[.$B16]/100" office:value-type="float" office:value="33" calcext:value-type="float">
            <text:p>33,00 Ω</text:p>
          </table:table-cell>
          <table:table-cell table:style-name="ce41" table:formula="of:=(41/[.E16])*[.$B$7]" office:value-type="float" office:value="15.0333333333333" calcext:value-type="float">
            <text:p>15,03 mA</text:p>
          </table:table-cell>
          <table:table-cell table:style-name="ce47" table:formula="of:=[.E13]" office:value-type="float" office:value="3.3" calcext:value-type="float">
            <text:p>3,300 kΩ</text:p>
          </table:table-cell>
          <table:table-cell table:style-name="ce25" table:formula="of:=([.H16]*1000)*[.$B16]/100" office:value-type="float" office:value="27" calcext:value-type="float">
            <text:p>27,00 Ω</text:p>
          </table:table-cell>
          <table:table-cell table:style-name="ce41" table:formula="of:=(41/[.H16])*[.$B$7]" office:value-type="float" office:value="18.3740740740741" calcext:value-type="float">
            <text:p>18,37 mA</text:p>
          </table:table-cell>
          <table:table-cell table:style-name="ce47" table:formula="of:=[.H13]" office:value-type="float" office:value="2.7" calcext:value-type="float">
            <text:p>2,700 kΩ</text:p>
          </table:table-cell>
          <table:table-cell table:style-name="ce25" table:formula="of:=([.K16]*1000)*[.$B16]/100" office:value-type="float" office:value="9.1" calcext:value-type="float">
            <text:p>9,10 Ω</text:p>
          </table:table-cell>
          <table:table-cell table:style-name="ce41" table:formula="of:=(41/[.K16])*[.$B$7]" office:value-type="float" office:value="54.5164835164835" calcext:value-type="float">
            <text:p>54,52 mA</text:p>
          </table:table-cell>
          <table:table-cell table:style-name="ce47" table:formula="of:=[.K13]" office:value-type="float" office:value="0.91" calcext:value-type="float">
            <text:p>0,910 kΩ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min</text:p>
          </table:table-cell>
          <table:table-cell/>
          <table:table-cell table:style-name="ce24"/>
          <table:table-cell table:style-name="ce42" table:formula="of:=(41/[.E17])*[.$B$7]" office:value-type="float" office:value="14.8844884488449" calcext:value-type="float">
            <text:p>14,88 mA</text:p>
          </table:table-cell>
          <table:table-cell table:style-name="_30__2c_000_22__20_kΩ_22_" table:formula="of:=(([.E16]*1000)+[.C16])/1000" office:value-type="float" office:value="3.333" calcext:value-type="float">
            <text:p>3,333 kΩ</text:p>
          </table:table-cell>
          <table:table-cell table:style-name="ce24"/>
          <table:table-cell table:style-name="ce42" table:formula="of:=(41/[.H17])*[.$B$7]" office:value-type="float" office:value="18.1921525485882" calcext:value-type="float">
            <text:p>18,19 mA</text:p>
          </table:table-cell>
          <table:table-cell table:style-name="_30__2c_000_22__20_kΩ_22_" table:formula="of:=(([.H16]*1000)+[.F16])/1000" office:value-type="float" office:value="2.727" calcext:value-type="float">
            <text:p>2,727 kΩ</text:p>
          </table:table-cell>
          <table:table-cell table:style-name="ce24"/>
          <table:table-cell table:style-name="ce42" table:formula="of:=(41/[.K17])*[.$B$7]" office:value-type="float" office:value="53.976716352954" calcext:value-type="float">
            <text:p>53,98 mA</text:p>
          </table:table-cell>
          <table:table-cell table:style-name="_30__2c_000_22__20_kΩ_22_" table:formula="of:=(([.K16]*1000)+[.I16])/1000" office:value-type="float" office:value="0.9191" calcext:value-type="float">
            <text:p>0,919 k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4"/>
          <table:table-cell table:style-name="ce42" table:formula="of:=(41/[.E18])*[.$B$7]" office:value-type="float" office:value="15.1851851851852" calcext:value-type="float">
            <text:p>15,19 mA</text:p>
          </table:table-cell>
          <table:table-cell table:style-name="_30__2c_000_22__20_kΩ_22_" table:formula="of:=(([.E16]*1000)-[.C16])/1000" office:value-type="float" office:value="3.267" calcext:value-type="float">
            <text:p>3,267 kΩ</text:p>
          </table:table-cell>
          <table:table-cell table:style-name="ce24"/>
          <table:table-cell table:style-name="ce42" table:formula="of:=(41/[.H18])*[.$B$7]" office:value-type="float" office:value="18.559670781893" calcext:value-type="float">
            <text:p>18,56 mA</text:p>
          </table:table-cell>
          <table:table-cell table:style-name="_30__2c_000_22__20_kΩ_22_" table:formula="of:=(([.H16]*1000)-[.F16])/1000" office:value-type="float" office:value="2.673" calcext:value-type="float">
            <text:p>2,673 kΩ</text:p>
          </table:table-cell>
          <table:table-cell table:style-name="ce24"/>
          <table:table-cell table:style-name="ce42" table:formula="of:=(41/[.K18])*[.$B$7]" office:value-type="float" office:value="55.0671550671551" calcext:value-type="float">
            <text:p>55,07 mA</text:p>
          </table:table-cell>
          <table:table-cell table:style-name="_30__2c_000_22__20_kΩ_22_" table:formula="of:=(([.K16]*1000)-[.I16])/1000" office:value-type="float" office:value="0.9009" calcext:value-type="float">
            <text:p>0,901 kΩ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values</text:p>
          </table:table-cell>
          <table:table-cell table:style-name="ce16" office:value-type="float" office:value="0.5" calcext:value-type="float">
            <text:p>0,50 %</text:p>
          </table:table-cell>
          <table:table-cell table:style-name="ce25" table:formula="of:=([.E19]*1000)*[.$B19]/100" office:value-type="float" office:value="16.5" calcext:value-type="float">
            <text:p>16,50 Ω</text:p>
          </table:table-cell>
          <table:table-cell table:style-name="ce41" table:formula="of:=(41/[.E19])*[.$B$7]" office:value-type="float" office:value="15.0333333333333" calcext:value-type="float">
            <text:p>15,03 mA</text:p>
          </table:table-cell>
          <table:table-cell table:style-name="ce47" table:formula="of:=[.E13]" office:value-type="float" office:value="3.3" calcext:value-type="float">
            <text:p>3,300 kΩ</text:p>
          </table:table-cell>
          <table:table-cell table:style-name="ce25" table:formula="of:=([.H19]*1000)*[.$B19]/100" office:value-type="float" office:value="13.5" calcext:value-type="float">
            <text:p>13,50 Ω</text:p>
          </table:table-cell>
          <table:table-cell table:style-name="ce41" table:formula="of:=(41/[.H19])*[.$B$7]" office:value-type="float" office:value="18.3740740740741" calcext:value-type="float">
            <text:p>18,37 mA</text:p>
          </table:table-cell>
          <table:table-cell table:style-name="ce47" table:formula="of:=[.H13]" office:value-type="float" office:value="2.7" calcext:value-type="float">
            <text:p>2,700 kΩ</text:p>
          </table:table-cell>
          <table:table-cell table:style-name="ce25" table:formula="of:=([.K19]*1000)*[.$B19]/100" office:value-type="float" office:value="4.55" calcext:value-type="float">
            <text:p>4,55 Ω</text:p>
          </table:table-cell>
          <table:table-cell table:style-name="ce41" table:formula="of:=(41/[.K19])*[.$B$7]" office:value-type="float" office:value="54.5164835164835" calcext:value-type="float">
            <text:p>54,52 mA</text:p>
          </table:table-cell>
          <table:table-cell table:style-name="ce47" table:formula="of:=[.K13]" office:value-type="float" office:value="0.91" calcext:value-type="float">
            <text:p>0,910 kΩ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min</text:p>
          </table:table-cell>
          <table:table-cell/>
          <table:table-cell table:style-name="ce24"/>
          <table:table-cell table:style-name="ce42" table:formula="of:=(41/[.E20])*[.$B$7]" office:value-type="float" office:value="14.9585406301824" calcext:value-type="float">
            <text:p>14,96 mA</text:p>
          </table:table-cell>
          <table:table-cell table:style-name="_30__2c_000_22__20_kΩ_22_" table:formula="of:=(([.E19]*1000)+[.C19])/1000" office:value-type="float" office:value="3.3165" calcext:value-type="float">
            <text:p>3,317 kΩ</text:p>
          </table:table-cell>
          <table:table-cell table:style-name="ce24"/>
          <table:table-cell table:style-name="ce42" table:formula="of:=(41/[.H20])*[.$B$7]" office:value-type="float" office:value="18.282660770223" calcext:value-type="float">
            <text:p>18,28 mA</text:p>
          </table:table-cell>
          <table:table-cell table:style-name="_30__2c_000_22__20_kΩ_22_" table:formula="of:=(([.H19]*1000)+[.F19])/1000" office:value-type="float" office:value="2.7135" calcext:value-type="float">
            <text:p>2,714 kΩ</text:p>
          </table:table-cell>
          <table:table-cell table:style-name="ce24"/>
          <table:table-cell table:style-name="ce42" table:formula="of:=(41/[.K20])*[.$B$7]" office:value-type="float" office:value="54.2452572303319" calcext:value-type="float">
            <text:p>54,25 mA</text:p>
          </table:table-cell>
          <table:table-cell table:style-name="_30__2c_000_22__20_kΩ_22_" table:formula="of:=(([.K19]*1000)+[.I19])/1000" office:value-type="float" office:value="0.91455" calcext:value-type="float">
            <text:p>0,915 k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4"/>
          <table:table-cell table:style-name="ce42" table:formula="of:=(41/[.E21])*[.$B$7]" office:value-type="float" office:value="15.108877721943" calcext:value-type="float">
            <text:p>15,11 mA</text:p>
          </table:table-cell>
          <table:table-cell table:style-name="_30__2c_000_22__20_kΩ_22_" table:formula="of:=(([.E19]*1000)-[.C19])/1000" office:value-type="float" office:value="3.2835" calcext:value-type="float">
            <text:p>3,284 kΩ</text:p>
          </table:table-cell>
          <table:table-cell table:style-name="ce24"/>
          <table:table-cell table:style-name="ce42" table:formula="of:=(41/[.H21])*[.$B$7]" office:value-type="float" office:value="18.4664061045971" calcext:value-type="float">
            <text:p>18,47 mA</text:p>
          </table:table-cell>
          <table:table-cell table:style-name="_30__2c_000_22__20_kΩ_22_" table:formula="of:=(([.H19]*1000)-[.F19])/1000" office:value-type="float" office:value="2.6865" calcext:value-type="float">
            <text:p>2,687 kΩ</text:p>
          </table:table-cell>
          <table:table-cell table:style-name="ce24"/>
          <table:table-cell table:style-name="ce42" table:formula="of:=(41/[.K21])*[.$B$7]" office:value-type="float" office:value="54.7904356949583" calcext:value-type="float">
            <text:p>54,79 mA</text:p>
          </table:table-cell>
          <table:table-cell table:style-name="_30__2c_000_22__20_kΩ_22_" table:formula="of:=(([.K19]*1000)-[.I19])/1000" office:value-type="float" office:value="0.90545" calcext:value-type="float">
            <text:p>0,905 kΩ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values</text:p>
          </table:table-cell>
          <table:table-cell table:style-name="ce16" office:value-type="float" office:value="0.1" calcext:value-type="float">
            <text:p>0,10 %</text:p>
          </table:table-cell>
          <table:table-cell table:style-name="ce25" table:formula="of:=([.E22]*1000)*[.$B22]/100" office:value-type="float" office:value="3.3" calcext:value-type="float">
            <text:p>3,30 Ω</text:p>
          </table:table-cell>
          <table:table-cell table:style-name="ce41" table:formula="of:=(41/[.E22])*[.$B$7]" office:value-type="float" office:value="15.0333333333333" calcext:value-type="float">
            <text:p>15,03 mA</text:p>
          </table:table-cell>
          <table:table-cell table:style-name="ce47" table:formula="of:=[.E16]" office:value-type="float" office:value="3.3" calcext:value-type="float">
            <text:p>3,300 kΩ</text:p>
          </table:table-cell>
          <table:table-cell table:style-name="ce25" table:formula="of:=([.H22]*1000)*[.$B22]/100" office:value-type="float" office:value="2.7" calcext:value-type="float">
            <text:p>2,70 Ω</text:p>
          </table:table-cell>
          <table:table-cell table:style-name="ce41" table:formula="of:=(41/[.H22])*[.$B$7]" office:value-type="float" office:value="18.3740740740741" calcext:value-type="float">
            <text:p>18,37 mA</text:p>
          </table:table-cell>
          <table:table-cell table:style-name="ce47" table:formula="of:=[.H16]" office:value-type="float" office:value="2.7" calcext:value-type="float">
            <text:p>2,700 kΩ</text:p>
          </table:table-cell>
          <table:table-cell table:style-name="ce25" table:formula="of:=([.K22]*1000)*[.$B22]/100" office:value-type="float" office:value="0.91" calcext:value-type="float">
            <text:p>0,91 Ω</text:p>
          </table:table-cell>
          <table:table-cell table:style-name="ce41" table:formula="of:=(41/[.K22])*[.$B$7]" office:value-type="float" office:value="54.5164835164835" calcext:value-type="float">
            <text:p>54,52 mA</text:p>
          </table:table-cell>
          <table:table-cell table:style-name="ce47" table:formula="of:=[.K16]" office:value-type="float" office:value="0.91" calcext:value-type="float">
            <text:p>0,910 kΩ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min</text:p>
          </table:table-cell>
          <table:table-cell/>
          <table:table-cell table:style-name="ce24"/>
          <table:table-cell table:style-name="ce42" table:formula="of:=(41/[.E23])*[.$B$7]" office:value-type="float" office:value="15.018315018315" calcext:value-type="float">
            <text:p>15,02 mA</text:p>
          </table:table-cell>
          <table:table-cell table:style-name="_30__2c_000_22__20_kΩ_22_" table:formula="of:=(([.E22]*1000)+[.C22])/1000" office:value-type="float" office:value="3.3033" calcext:value-type="float">
            <text:p>3,303 kΩ</text:p>
          </table:table-cell>
          <table:table-cell table:style-name="ce24"/>
          <table:table-cell table:style-name="ce42" table:formula="of:=(41/[.H23])*[.$B$7]" office:value-type="float" office:value="18.3557183557184" calcext:value-type="float">
            <text:p>18,36 mA</text:p>
          </table:table-cell>
          <table:table-cell table:style-name="_30__2c_000_22__20_kΩ_22_" table:formula="of:=(([.H22]*1000)+[.F22])/1000" office:value-type="float" office:value="2.7027" calcext:value-type="float">
            <text:p>2,703 kΩ</text:p>
          </table:table-cell>
          <table:table-cell table:style-name="ce24"/>
          <table:table-cell table:style-name="ce42" table:formula="of:=(41/[.K23])*[.$B$7]" office:value-type="float" office:value="54.4620214949885" calcext:value-type="float">
            <text:p>54,46 mA</text:p>
          </table:table-cell>
          <table:table-cell table:style-name="_30__2c_000_22__20_kΩ_22_" table:formula="of:=(([.K22]*1000)+[.I22])/1000" office:value-type="float" office:value="0.91091" calcext:value-type="float">
            <text:p>0,911 kΩ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</text:p>
          </table:table-cell>
          <table:table-cell/>
          <table:table-cell table:style-name="ce24"/>
          <table:table-cell table:style-name="ce42" table:formula="of:=(41/[.E24])*[.$B$7]" office:value-type="float" office:value="15.0483817150484" calcext:value-type="float">
            <text:p>15,05 mA</text:p>
          </table:table-cell>
          <table:table-cell table:style-name="_30__2c_000_22__20_kΩ_22_" table:formula="of:=(([.E22]*1000)-[.C22])/1000" office:value-type="float" office:value="3.2967" calcext:value-type="float">
            <text:p>3,297 kΩ</text:p>
          </table:table-cell>
          <table:table-cell table:style-name="ce24"/>
          <table:table-cell table:style-name="ce42" table:formula="of:=(41/[.H24])*[.$B$7]" office:value-type="float" office:value="18.3924665406147" calcext:value-type="float">
            <text:p>18,39 mA</text:p>
          </table:table-cell>
          <table:table-cell table:style-name="_30__2c_000_22__20_kΩ_22_" table:formula="of:=(([.H22]*1000)-[.F22])/1000" office:value-type="float" office:value="2.6973" calcext:value-type="float">
            <text:p>2,697 kΩ</text:p>
          </table:table-cell>
          <table:table-cell table:style-name="ce24"/>
          <table:table-cell table:style-name="ce42" table:formula="of:=(41/[.K24])*[.$B$7]" office:value-type="float" office:value="54.5710545710546" calcext:value-type="float">
            <text:p>54,57 mA</text:p>
          </table:table-cell>
          <table:table-cell table:style-name="_30__2c_000_22__20_kΩ_22_" table:formula="of:=(([.K22]*1000)-[.I22])/1000" office:value-type="float" office:value="0.90909" calcext:value-type="float">
            <text:p>0,909 kΩ</text:p>
          </table:table-cell>
          <table:table-cell table:number-columns-repeated="1013"/>
        </table:table-row>
        <table:table-row table:style-name="ro2">
          <table:table-cell table:style-name="ce8"/>
          <table:table-cell table:style-name="ce82"/>
          <table:table-cell table:style-name="ce26" table:number-columns-repeated="2"/>
          <table:table-cell table:style-name="ce82"/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4" table:number-columns-repeated="1024"/>
        </table:table-row>
        <table:table-row table:style-name="ro3">
          <table:table-cell office:value-type="string" calcext:value-type="string">
            <text:p>Power <text:span text:style-name="T1">Dissipation</text:span></text:p>
          </table:table-cell>
          <table:table-cell/>
          <table:table-cell office:value-type="string" calcext:value-type="string" table:number-columns-spanned="9" table:number-rows-spanned="1">
            <text:p>http://e2e.ti.com/support/power_management/led_driver/f/192/t/253495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ED Col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style-name="ce48" table:number-columns-repeated="9"/>
          <table:table-cell table:number-columns-repeated="1010"/>
        </table:table-row>
        <table:table-row table:style-name="ro2">
          <table:table-cell table:style-name="ce9" office:value-type="string" calcext:value-type="string" table:number-columns-spanned="13" table:number-rows-spanned="1">
            <text:p>PD = (VCC * ICC) +  (VOUT * IOLCMax * N * (BCn/127) * dPWM) </text:p>
          </table:table-cell>
          <table:covered-table-cell table:number-columns-repeated="4"/>
          <table:covered-table-cell table:number-columns-repeated="8" table:style-name="ce48"/>
          <table:table-cell table:style-name="ce48"/>
          <table:table-cell/>
          <table:table-cell table:style-name="ce68" office:value-type="string" calcext:value-type="string">
            <text:p>Where:</text:p>
          </table:table-cell>
          <table:table-cell/>
          <table:table-cell office:value-type="string" calcext:value-type="string">
            <text:p>Datasheet Page 8: 6.7 Dissipation Ratings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D</text:p>
          </table:table-cell>
          <table:table-cell table:style-name="mW"/>
          <table:table-cell table:style-name="ce27" table:formula="of:=[TLC5971.$B$31]+[TLC5971.C32]+[TLC5971.D32]+[TLC5971.E32]" office:value-type="float" office:value="315.6" calcext:value-type="float" table:number-columns-spanned="3" table:number-rows-spanned="1">
            <text:p>316 mW</text:p>
          </table:table-cell>
          <table:covered-table-cell table:number-columns-repeated="2" table:style-name="ce43"/>
          <table:table-cell table:style-name="ce49" table:number-columns-repeated="9"/>
          <table:table-cell/>
          <table:table-cell table:style-name="ce70" office:value-type="string" calcext:value-type="string">
            <text:p>· PD = device power dissipation</text:p>
          </table:table-cell>
          <table:table-cell/>
          <table:table-cell table:style-name="ce67" office:value-type="string" calcext:value-type="string">
            <text:p>http://www.ti.com/lit/ds/symlink/tlc5971.pdf#page=8&amp;zoom=auto,-205,720</text:p>
          </table:table-cell>
          <table:table-cell table:style-name="kΩ" office:value-type="float" office:value="4.7" calcext:value-type="float">
            <text:p>4,70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D device</text:p>
          </table:table-cell>
          <table:table-cell table:style-name="mW" table:formula="of:=[TLC5971.B33]*[TLC5971.B34]" office:value-type="float" office:value="83.6" calcext:value-type="float">
            <text:p>84 mW</text:p>
          </table:table-cell>
          <table:table-cell table:style-name="mW" table:number-columns-repeated="3"/>
          <table:table-cell table:style-name="ce50" table:number-columns-repeated="9"/>
          <table:table-cell table:style-name="mW"/>
          <table:table-cell table:style-name="ce70"/>
          <table:table-cell/>
          <table:table-cell table:style-name="ce67" office:value-type="string" calcext:value-type="string">
            <text:p>R2</text:p>
          </table:table-cell>
          <table:table-cell table:style-name="kΩ" office:value-type="float" office:value="4.7" calcext:value-type="float">
            <text:p>4,70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D LEDOut</text:p>
          </table:table-cell>
          <table:table-cell table:style-name="ce18" table:formula="of:=[TLC5971.B35]*[TLC5971.B36]*[TLC5971.B37]*([TLC5971.B38]/127)*[TLC5971.B39]" office:value-type="float" office:value="128" calcext:value-type="float">
            <text:p>128 mW</text:p>
          </table:table-cell>
          <table:table-cell table:style-name="mW" table:formula="of:=[TLC5971.C$36]*[TLC5971.C$37]*[TLC5971.C35]" office:value-type="float" office:value="128" calcext:value-type="float">
            <text:p>128 mW</text:p>
          </table:table-cell>
          <table:table-cell table:style-name="mW" table:formula="of:=[TLC5971.D$36]*[TLC5971.D$37]*[TLC5971.D35]" office:value-type="float" office:value="48" calcext:value-type="float">
            <text:p>48 mW</text:p>
          </table:table-cell>
          <table:table-cell table:style-name="mW" table:formula="of:=[TLC5971.E$36]*[TLC5971.E$37]*[TLC5971.E35]" office:value-type="float" office:value="56" calcext:value-type="float">
            <text:p>56 mW</text:p>
          </table:table-cell>
          <table:table-cell table:style-name="ce50" table:number-columns-repeated="9"/>
          <table:table-cell table:style-name="mW"/>
          <table:table-cell table:style-name="ce70"/>
          <table:table-cell/>
          <table:table-cell table:style-name="ce67" office:value-type="string" calcext:value-type="string">
            <text:p>Rgesamt</text:p>
          </table:table-cell>
          <table:table-cell table:style-name="kΩ" table:formula="of:=1/((1/[TLC5971.S30])+(1/[TLC5971.S31]))" office:value-type="float" office:value="2.35" calcext:value-type="float">
            <text:p>2,35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CC</text:p>
          </table:table-cell>
          <table:table-cell table:style-name="ce55" office:value-type="float" office:value="3.8" calcext:value-type="float">
            <text:p>3,8 V</text:p>
          </table:table-cell>
          <table:table-cell table:number-columns-repeated="3"/>
          <table:table-cell table:style-name="ce48" table:number-columns-repeated="9"/>
          <table:table-cell/>
          <table:table-cell table:style-name="ce70" office:value-type="string" calcext:value-type="string">
            <text:p>· VCC = device supply voltage</text:p>
          </table:table-cell>
          <table:table-cell/>
          <table:table-cell table:style-name="ce67"/>
          <table:table-cell table:number-columns-repeated="1006"/>
        </table:table-row>
        <table:table-row table:style-name="ro2">
          <table:table-cell office:value-type="string" calcext:value-type="string">
            <text:p>ICC</text:p>
          </table:table-cell>
          <table:table-cell table:style-name="mA" office:value-type="float" office:value="22" calcext:value-type="float">
            <text:p>22 mA</text:p>
          </table:table-cell>
          <table:table-cell table:number-columns-repeated="3"/>
          <table:table-cell table:style-name="ce48" table:number-columns-repeated="9"/>
          <table:table-cell/>
          <table:table-cell table:style-name="ce70" office:value-type="string" calcext:value-type="string">
            <text:p>· ICC = device supply current</text:p>
          </table:table-cell>
          <table:table-cell/>
          <table:table-cell table:style-name="ce67"/>
          <table:table-cell table:number-columns-repeated="1006"/>
        </table:table-row>
        <table:table-row table:style-name="ro2">
          <table:table-cell office:value-type="string" calcext:value-type="string">
            <text:p>VOUT</text:p>
          </table:table-cell>
          <table:table-cell table:style-name="ce19" table:formula="of:=[TLC5971.B41]" office:value-type="float" office:value="1.6" calcext:value-type="float">
            <text:p>1,6 V</text:p>
          </table:table-cell>
          <table:table-cell table:style-name="_30__2c_00_20_V" table:formula="of:=[TLC5971.C41]" office:value-type="float" office:value="1.6" calcext:value-type="float">
            <text:p>1,60 V</text:p>
          </table:table-cell>
          <table:table-cell table:style-name="_30__2c_00_20_V" table:formula="of:=[TLC5971.D41]" office:value-type="float" office:value="0.6" calcext:value-type="float">
            <text:p>0,60 V</text:p>
          </table:table-cell>
          <table:table-cell table:style-name="_30__2c_00_20_V" table:formula="of:=[TLC5971.E41]" office:value-type="float" office:value="0.7" calcext:value-type="float">
            <text:p>0,70 V</text:p>
          </table:table-cell>
          <table:table-cell table:style-name="ce51" table:number-columns-repeated="9"/>
          <table:table-cell table:style-name="V"/>
          <table:table-cell table:style-name="ce70" office:value-type="string" calcext:value-type="string">
            <text:p>· VOUT = OUTn voltage when driving LED current</text:p>
          </table:table-cell>
          <table:table-cell/>
          <table:table-cell table:style-name="ce67" office:value-type="string" calcext:value-type="string">
            <text:p>R1</text:p>
          </table:table-cell>
          <table:table-cell table:style-name="_30__2c_000_22__20_kΩ_22_" office:value-type="float" office:value="1.62" calcext:value-type="float">
            <text:p>1,620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OLCMax</text:p>
          </table:table-cell>
          <table:table-cell table:style-name="ce20" office:value-type="float" office:value="20" calcext:value-type="float">
            <text:p>20 mA</text:p>
          </table:table-cell>
          <table:table-cell table:style-name="ce28" table:formula="of:=[TLC5971.B36]" office:value-type="float" office:value="20" calcext:value-type="float">
            <text:p>20 mA</text:p>
          </table:table-cell>
          <table:table-cell table:style-name="ce28" table:formula="of:=[TLC5971.C36]" office:value-type="float" office:value="20" calcext:value-type="float">
            <text:p>20 mA</text:p>
          </table:table-cell>
          <table:table-cell table:style-name="ce28" table:formula="of:=[TLC5971.D36]" office:value-type="float" office:value="20" calcext:value-type="float">
            <text:p>20 mA</text:p>
          </table:table-cell>
          <table:table-cell table:style-name="ce52"/>
          <table:table-cell table:style-name="ce28" table:number-columns-repeated="8"/>
          <table:table-cell/>
          <table:table-cell table:style-name="ce70" office:value-type="string" calcext:value-type="string">
            <text:p>· IOLCMax = LED current adjusted by RIREF resistor</text:p>
          </table:table-cell>
          <table:table-cell/>
          <table:table-cell table:style-name="ce67" office:value-type="string" calcext:value-type="string">
            <text:p>R2</text:p>
          </table:table-cell>
          <table:table-cell table:style-name="_30__2c_000_22__20_kΩ_22_" office:value-type="float" office:value="1.78" calcext:value-type="float">
            <text:p>1,780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UTn Ch N</text:p>
          </table:table-cell>
          <table:table-cell table:style-name="valuesWithUnit" office:value-type="float" office:value="4" calcext:value-type="float">
            <text:p>4</text:p>
          </table:table-cell>
          <table:table-cell table:formula="of:=[TLC5971.$B$37]" office:value-type="float" office:value="4" calcext:value-type="float">
            <text:p>4</text:p>
          </table:table-cell>
          <table:table-cell table:formula="of:=[TLC5971.$B$37]" office:value-type="float" office:value="4" calcext:value-type="float">
            <text:p>4</text:p>
          </table:table-cell>
          <table:table-cell table:formula="of:=[TLC5971.$B$37]" office:value-type="float" office:value="4" calcext:value-type="float">
            <text:p>4</text:p>
          </table:table-cell>
          <table:table-cell table:style-name="ce53"/>
          <table:table-cell table:style-name="ce48" table:number-columns-repeated="8"/>
          <table:table-cell/>
          <table:table-cell table:style-name="ce70" office:value-type="string" calcext:value-type="string">
            <text:p>· N = number of OUTn driving LED at the same time</text:p>
          </table:table-cell>
          <table:table-cell/>
          <table:table-cell table:style-name="ce67" office:value-type="string" calcext:value-type="string">
            <text:p>Rgesamt</text:p>
          </table:table-cell>
          <table:table-cell table:style-name="_30__2c_000_22__20_kΩ_22_" table:formula="of:=1/((1/[TLC5971.S35])+(1/[TLC5971.S36]))" office:value-type="float" office:value="0.848117647058823" calcext:value-type="float">
            <text:p>0,848 kΩ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cn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style-name="ce48" table:number-columns-repeated="9"/>
          <table:table-cell/>
          <table:table-cell table:style-name="ce70" office:value-type="string" calcext:value-type="string">
            <text:p>· BCn = BC value for OUTn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dPW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8" table:number-columns-repeated="9"/>
          <table:table-cell/>
          <table:table-cell table:style-name="ce70" office:value-type="string" calcext:value-type="string">
            <text:p>· dPWM = duty cycle defined by GS PWM value 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table:style-name="ce10" office:value-type="string" calcext:value-type="string" table:number-columns-spanned="13" table:number-rows-spanned="1">
            <text:p>VOUT = VLED - (Vf * N) </text:p>
          </table:table-cell>
          <table:covered-table-cell table:number-columns-repeated="4" table:style-name="ce12"/>
          <table:covered-table-cell table:number-columns-repeated="8" table:style-name="ce119"/>
          <table:table-cell table:style-name="ce54"/>
          <table:table-cell table:number-columns-repeated="2"/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VOUT</text:p>
          </table:table-cell>
          <table:table-cell table:style-name="ce21" table:formula="of:=[TLC5971.$B$42]-([TLC5971.B43]*[TLC5971.$B$44])" office:value-type="float" office:value="1.6" calcext:value-type="float">
            <text:p>1,6</text:p>
          </table:table-cell>
          <table:table-cell table:style-name="_30__2c_00_20_V" table:formula="of:=[TLC5971.C46]-[TLC5971.C47]" office:value-type="float" office:value="1.6" calcext:value-type="float">
            <text:p>1,60 V</text:p>
          </table:table-cell>
          <table:table-cell table:style-name="_30__2c_00_20_V" table:formula="of:=[TLC5971.D46]-[TLC5971.D47]" office:value-type="float" office:value="0.6" calcext:value-type="float">
            <text:p>0,60 V</text:p>
          </table:table-cell>
          <table:table-cell table:style-name="_30__2c_00_20_V" table:formula="of:=[TLC5971.E46]-[TLC5971.E47]" office:value-type="float" office:value="0.7" calcext:value-type="float">
            <text:p>0,70 V</text:p>
          </table:table-cell>
          <table:table-cell table:style-name="ce51" table:number-columns-repeated="9"/>
          <table:table-cell table:style-name="V"/>
          <table:table-cell office:value-type="string" calcext:value-type="string">
            <text:p>rest voltage that driver has to handle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VLED</text:p>
          </table:table-cell>
          <table:table-cell table:style-name="ce55" table:formula="of:=[.B33]" office:value-type="float" office:value="3.8" calcext:value-type="float">
            <text:p>3,8 V</text:p>
          </table:table-cell>
          <table:table-cell table:style-name="V" table:formula="of:=[TLC5971.$B$42]" office:value-type="float" office:value="3.8" calcext:value-type="float">
            <text:p>3,8 V</text:p>
          </table:table-cell>
          <table:table-cell table:style-name="V" table:formula="of:=[TLC5971.$B$42]" office:value-type="float" office:value="3.8" calcext:value-type="float">
            <text:p>3,8 V</text:p>
          </table:table-cell>
          <table:table-cell table:style-name="V" table:formula="of:=[TLC5971.$B$42]" office:value-type="float" office:value="3.8" calcext:value-type="float">
            <text:p>3,8 V</text:p>
          </table:table-cell>
          <table:table-cell table:style-name="ce55"/>
          <table:table-cell table:style-name="ce66" table:number-columns-repeated="3"/>
          <table:table-cell table:style-name="ce55"/>
          <table:table-cell table:style-name="ce66" table:number-columns-repeated="4"/>
          <table:table-cell table:style-name="V"/>
          <table:table-cell table:style-name="ce70" office:value-type="string" calcext:value-type="string">
            <text:p>VLED = Anode side voltage of LED lamp 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Vf</text:p>
          </table:table-cell>
          <table:table-cell table:style-name="ce21" office:value-type="float" office:value="2.2" calcext:value-type="float">
            <text:p>2,2</text:p>
          </table:table-cell>
          <table:table-cell table:style-name="_30__2c_00_20_V" office:value-type="float" office:value="2.2" calcext:value-type="float">
            <text:p>2,20 V</text:p>
          </table:table-cell>
          <table:table-cell table:style-name="_30__2c_00_20_V" office:value-type="float" office:value="3.2" calcext:value-type="float">
            <text:p>3,20 V</text:p>
          </table:table-cell>
          <table:table-cell table:style-name="_30__2c_00_20_V" office:value-type="float" office:value="3.1" calcext:value-type="float">
            <text:p>3,10 V</text:p>
          </table:table-cell>
          <table:table-cell table:style-name="ce51" table:number-columns-repeated="9"/>
          <table:table-cell table:style-name="V"/>
          <table:table-cell table:style-name="ce70" office:value-type="string" calcext:value-type="string">
            <text:p>Vf = LED lamp forward voltage 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LEDs in Serie N</text:p>
          </table:table-cell>
          <table:table-cell office:value-type="float" office:value="1" calcext:value-type="float">
            <text:p>1</text:p>
          </table:table-cell>
          <table:table-cell table:formula="of:=[TLC5971.B44]" office:value-type="float" office:value="1" calcext:value-type="float">
            <text:p>1</text:p>
          </table:table-cell>
          <table:table-cell table:formula="of:=[TLC5971.C44]" office:value-type="float" office:value="1" calcext:value-type="float">
            <text:p>1</text:p>
          </table:table-cell>
          <table:table-cell table:formula="of:=[TLC5971.D44]" office:value-type="float" office:value="1" calcext:value-type="float">
            <text:p>1</text:p>
          </table:table-cell>
          <table:table-cell table:style-name="ce48" table:number-columns-repeated="9"/>
          <table:table-cell/>
          <table:table-cell table:style-name="ce70" office:value-type="string" calcext:value-type="string">
            <text:p>N = the number of LED lamp connected in series </text:p>
          </table:table-cell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VLEDs sum</text:p>
          </table:table-cell>
          <table:table-cell/>
          <table:table-cell table:style-name="_30__2c_00_20_V" table:formula="of:=[TLC5971.C43]*[TLC5971.C$44]" office:value-type="float" office:value="2.2" calcext:value-type="float">
            <text:p>2,20 V</text:p>
          </table:table-cell>
          <table:table-cell table:style-name="_30__2c_00_20_V" table:formula="of:=[TLC5971.D43]*[TLC5971.D$44]" office:value-type="float" office:value="3.2" calcext:value-type="float">
            <text:p>3,20 V</text:p>
          </table:table-cell>
          <table:table-cell table:style-name="_30__2c_00_20_V" table:formula="of:=[TLC5971.E43]*[TLC5971.E$44]" office:value-type="float" office:value="3.1" calcext:value-type="float">
            <text:p>3,10 V</text:p>
          </table:table-cell>
          <table:table-cell table:style-name="_30__2c_00_20_V" table:number-columns-repeated="9"/>
          <table:table-cell/>
          <table:table-cell table:style-name="ce70"/>
          <table:table-cell table:style-name="ce82" table:number-columns-repeated="2"/>
          <table:table-cell table:number-columns-repeated="1006"/>
        </table:table-row>
        <table:table-row table:style-name="ro2">
          <table:table-cell office:value-type="string" calcext:value-type="string">
            <text:p>VOUT REST</text:p>
          </table:table-cell>
          <table:table-cell/>
          <table:table-cell table:style-name="_30__2c_00_20_V" table:formula="of:=[TLC5971.C$42]-[.C45]" office:value-type="float" office:value="1.6" calcext:value-type="float">
            <text:p>1,60 V</text:p>
          </table:table-cell>
          <table:table-cell table:style-name="_30__2c_00_20_V" table:formula="of:=[TLC5971.D$42]-[.D45]" office:value-type="float" office:value="0.6" calcext:value-type="float">
            <text:p>0,60 V</text:p>
          </table:table-cell>
          <table:table-cell table:style-name="_30__2c_00_20_V" table:formula="of:=[TLC5971.E$42]-[.E45]" office:value-type="float" office:value="0.7" calcext:value-type="float">
            <text:p>0,70 V</text:p>
          </table:table-cell>
          <table:table-cell table:style-name="_30__2c_00_20_V" table:number-columns-repeated="9"/>
          <table:table-cell/>
          <table:table-cell table:style-name="ce70"/>
          <table:table-cell table:number-columns-repeated="1008"/>
        </table:table-row>
        <table:table-row table:style-name="ro2">
          <table:table-cell office:value-type="string" calcext:value-type="string">
            <text:p>Series Resistor</text:p>
          </table:table-cell>
          <table:table-cell/>
          <table:table-cell table:style-name="ce29" table:formula="of:=[.C60]*[.C49]" office:value-type="float" office:value="0" calcext:value-type="float">
            <text:p>0,00 V</text:p>
          </table:table-cell>
          <table:table-cell table:style-name="ce29" table:formula="of:=[.D60]*[.D49]" office:value-type="float" office:value="0" calcext:value-type="float">
            <text:p>0,00 V</text:p>
          </table:table-cell>
          <table:table-cell table:style-name="ce29" table:formula="of:=[.E60]*[.E49]" office:value-type="float" office:value="0" calcext:value-type="float">
            <text:p>0,00 V</text:p>
          </table:table-cell>
          <table:table-cell table:style-name="ce56" table:number-columns-repeated="9"/>
          <table:table-cell/>
          <table:table-cell office:value-type="string" calcext:value-type="string">
            <text:p>Extra Series Resistor Voltage drop</text:p>
          </table:table-cell>
          <table:table-cell table:number-columns-repeated="1008"/>
        </table:table-row>
        <table:table-row table:style-name="ro2">
          <table:table-cell table:style-name="ce17" office:value-type="string" calcext:value-type="string" table:number-columns-spanned="13" table:number-rows-spanned="1">
            <text:p>series resistance</text:p>
          </table:table-cell>
          <table:covered-table-cell table:number-columns-repeated="4" table:style-name="ce12"/>
          <table:covered-table-cell table:number-columns-repeated="8" table:style-name="ce119"/>
          <table:table-cell table:style-name="ce54"/>
          <table:table-cell table:number-columns-repeated="1010"/>
        </table:table-row>
        <table:table-row table:style-name="ro2">
          <table:table-cell table:style-name="ce11" office:value-type="string" calcext:value-type="string">
            <text:p>Use extra Resistor</text:p>
          </table:table-cell>
          <table:table-cell table:style-name="ce12"/>
          <table:table-cell table:number-columns-repeated="3" table:style-name="ce12" office:value-type="float" office:value="0" calcext:value-type="float">
            <text:p>0</text:p>
          </table:table-cell>
          <table:table-cell table:style-name="ce54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I</text:p>
          </table:table-cell>
          <table:table-cell/>
          <table:table-cell table:style-name="mA" table:formula="of:=[TLC5971.C36]" office:value-type="float" office:value="20" calcext:value-type="float">
            <text:p>20 mA</text:p>
          </table:table-cell>
          <table:table-cell table:style-name="mA" table:formula="of:=[TLC5971.D36]" office:value-type="float" office:value="20" calcext:value-type="float">
            <text:p>20 mA</text:p>
          </table:table-cell>
          <table:table-cell table:style-name="mA" table:formula="of:=[TLC5971.E36]" office:value-type="float" office:value="20" calcext:value-type="float">
            <text:p>20 mA</text:p>
          </table:table-cell>
          <table:table-cell table:style-name="ce57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U min</text:p>
          </table:table-cell>
          <table:table-cell table:style-name="_30__2c_00_20_V" office:value-type="float" office:value="0.6" calcext:value-type="float">
            <text:p>0,60 V</text:p>
          </table:table-cell>
          <table:table-cell table:style-name="_30__2c_00_20_V" table:formula="of:=[.$B$51]" office:value-type="float" office:value="0.6" calcext:value-type="float">
            <text:p>0,60 V</text:p>
          </table:table-cell>
          <table:table-cell table:style-name="_30__2c_00_20_V" table:formula="of:=[.$B$51]" office:value-type="float" office:value="0.6" calcext:value-type="float">
            <text:p>0,60 V</text:p>
          </table:table-cell>
          <table:table-cell table:style-name="_30__2c_00_20_V" table:formula="of:=[.$B$51]" office:value-type="float" office:value="0.6" calcext:value-type="float">
            <text:p>0,60 V</text:p>
          </table:table-cell>
          <table:table-cell table:style-name="ce51" table:number-columns-repeated="9"/>
          <table:table-cell/>
          <table:table-cell office:value-type="string" calcext:value-type="string">
            <text:p>minimal VOUT voltage</text:p>
          </table:table-cell>
          <table:table-cell/>
          <table:table-cell table:style-name="ce72" office:value-type="string" calcext:value-type="string">
            <text:p>https://e2e.ti.com/support/power_management/led_driver/f/192/t/580764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table:style-name="_30__2c_00_20_V" table:formula="of:=[.C46]-[.C51]" office:value-type="float" office:value="1" calcext:value-type="float">
            <text:p>1,00 V</text:p>
          </table:table-cell>
          <table:table-cell table:style-name="_30__2c_00_20_V" table:formula="of:=[.D46]-[.D51]" office:value-type="float" office:value="0" calcext:value-type="float">
            <text:p>0,00 V</text:p>
          </table:table-cell>
          <table:table-cell table:style-name="_30__2c_00_20_V" table:formula="of:=[.E46]-[.E51]" office:value-type="float" office:value="0.0999999999999996" calcext:value-type="float">
            <text:p>0,10 V</text:p>
          </table:table-cell>
          <table:table-cell table:style-name="ce51" table:number-columns-repeated="9"/>
          <table:table-cell/>
          <table:table-cell office:value-type="string" calcext:value-type="string">
            <text:p>Voltage that should be drop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Ω" table:formula="of:=[TLC5971.C52]/([TLC5971.C50]/1000)" office:value-type="float" office:value="50" calcext:value-type="float">
            <text:p>50,00 Ω</text:p>
          </table:table-cell>
          <table:table-cell table:style-name="Ω" table:formula="of:=[TLC5971.D52]/([TLC5971.D50]/1000)" office:value-type="float" office:value="0" calcext:value-type="float">
            <text:p>0,00 Ω</text:p>
          </table:table-cell>
          <table:table-cell table:style-name="Ω" table:formula="of:=[TLC5971.E52]/([TLC5971.E50]/1000)" office:value-type="float" office:value="4.99999999999998" calcext:value-type="float">
            <text:p>5,00 Ω</text:p>
          </table:table-cell>
          <table:table-cell table:style-name="ce58" table:number-columns-repeated="9"/>
          <table:table-cell/>
          <table:table-cell office:value-type="string" calcext:value-type="string">
            <text:p>Resistanc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table:style-name="mW" table:formula="of:=[.C52]*([.C50])" office:value-type="float" office:value="20" calcext:value-type="float">
            <text:p>20 mW</text:p>
          </table:table-cell>
          <table:table-cell table:style-name="mW" table:formula="of:=[.D52]*([.D50])" office:value-type="float" office:value="0" calcext:value-type="float">
            <text:p>0 mW</text:p>
          </table:table-cell>
          <table:table-cell table:style-name="mW" table:formula="of:=[.E52]*([.E50])" office:value-type="float" office:value="1.99999999999999" calcext:value-type="float">
            <text:p>2 mW</text:p>
          </table:table-cell>
          <table:table-cell table:style-name="ce50" table:number-columns-repeated="9"/>
          <table:table-cell/>
          <table:table-cell office:value-type="string" calcext:value-type="string">
            <text:p>Power Loos in Series Resis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24</text:p>
          </table:table-cell>
          <table:table-cell/>
          <table:table-cell table:style-name="Ω" table:formula="of:=LOOKUP([.C53];[$'Resistor-E24'.$A$2:.$A$121];[$'Resistor-E24'.$A$2:.$A$121])" office:value-type="float" office:value="47" calcext:value-type="float">
            <text:p>47,00 Ω</text:p>
          </table:table-cell>
          <table:table-cell table:style-name="Ω" table:formula="of:=LOOKUP([.D53];[$'Resistor-E24'.$A$2:.$A$121];[$'Resistor-E24'.$A$2:.$A$121])" office:value-type="string" office:string-value="" calcext:value-type="error">
            <text:p>#N/A</text:p>
          </table:table-cell>
          <table:table-cell table:style-name="Ω" table:formula="of:=LOOKUP([.E53];[$'Resistor-E24'.$A$2:.$A$121];[$'Resistor-E24'.$A$2:.$A$121])" office:value-type="string" office:string-value="" calcext:value-type="error">
            <text:p>#N/A</text:p>
          </table:table-cell>
          <table:table-cell table:style-name="ce58" table:number-columns-repeated="9"/>
          <table:table-cell/>
          <table:table-cell office:value-type="string" calcext:value-type="string">
            <text:p>next resistor value from E24 Se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number-columns-repeated="3" table:style-name="ce30" office:value-type="float" office:value="0" calcext:value-type="float">
            <text:p>0,00 Ω</text:p>
          </table:table-cell>
          <table:table-cell table:style-name="ce59" table:number-columns-repeated="9"/>
          <table:table-cell table:style-name="mW" office:value-type="float" office:value="250" calcext:value-type="float">
            <text:p>250 mW</text:p>
          </table:table-cell>
          <table:table-cell office:value-type="string" calcext:value-type="string">
            <text:p>choosen resistor valu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2</text:p>
          </table:table-cell>
          <table:table-cell/>
          <table:table-cell table:style-name="Ω" table:number-columns-repeated="3"/>
          <table:table-cell table:style-name="ce58" table:number-columns-repeated="9"/>
          <table:table-cell table:style-name="mW" office:value-type="float" office:value="250" calcext:value-type="float">
            <text:p>250 mW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gesamt</text:p>
          </table:table-cell>
          <table:table-cell/>
          <table:table-cell table:style-name="Ω" table:formula="of:=[.C56]" office:value-type="float" office:value="0" calcext:value-type="float">
            <text:p>0,00 Ω</text:p>
          </table:table-cell>
          <table:table-cell table:style-name="Ω" table:formula="of:=[.D56]" office:value-type="float" office:value="0" calcext:value-type="float">
            <text:p>0,00 Ω</text:p>
          </table:table-cell>
          <table:table-cell table:style-name="Ω" table:formula="of:=[.E56]" office:value-type="float" office:value="0" calcext:value-type="float">
            <text:p>0,00 Ω</text:p>
          </table:table-cell>
          <table:table-cell table:style-name="ce58" table:number-columns-repeated="9"/>
          <table:table-cell table:style-name="mW" table:formula="of:=[.O57]+[.O56]" office:value-type="float" office:value="500" calcext:value-type="float">
            <text:p>500 mW</text:p>
          </table:table-cell>
          <table:table-cell table:number-columns-repeated="1009"/>
        </table:table-row>
        <table:table-row table:style-name="ro2">
          <table:table-cell table:style-name="ce12" office:value-type="string" calcext:value-type="string">
            <text:p>I</text:p>
          </table:table-cell>
          <table:table-cell table:style-name="ce12"/>
          <table:table-cell table:style-name="ce31" table:formula="of:=[.C50]" office:value-type="float" office:value="20" calcext:value-type="float">
            <text:p>20 mA</text:p>
          </table:table-cell>
          <table:table-cell table:style-name="ce31" table:formula="of:=[.D50]" office:value-type="float" office:value="20" calcext:value-type="float">
            <text:p>20 mA</text:p>
          </table:table-cell>
          <table:table-cell table:style-name="ce31" table:formula="of:=[.E50]" office:value-type="float" office:value="20" calcext:value-type="float">
            <text:p>20 mA</text:p>
          </table:table-cell>
          <table:table-cell table:style-name="ce60" table:number-columns-repeated="9"/>
          <table:table-cell/>
          <table:table-cell office:value-type="string" calcext:value-type="string">
            <text:p>curre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</text:p>
          </table:table-cell>
          <table:table-cell/>
          <table:table-cell table:style-name="ce32" table:formula="of:=[.C61]*([.C59]/1000)" office:value-type="float" office:value="0" calcext:value-type="float">
            <text:p>0,00 V</text:p>
          </table:table-cell>
          <table:table-cell table:style-name="ce32" table:formula="of:=[.D61]*([.D59]/1000)" office:value-type="float" office:value="0" calcext:value-type="float">
            <text:p>0,00 V</text:p>
          </table:table-cell>
          <table:table-cell table:style-name="ce32" table:formula="of:=[.E61]*([.E59]/1000)" office:value-type="float" office:value="0" calcext:value-type="float">
            <text:p>0,00 V</text:p>
          </table:table-cell>
          <table:table-cell table:style-name="ce61" table:number-columns-repeated="9"/>
          <table:table-cell/>
          <table:table-cell office:value-type="string" calcext:value-type="string">
            <text:p>Voltage that is drop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</text:p>
          </table:table-cell>
          <table:table-cell/>
          <table:table-cell table:style-name="Ω" table:formula="of:=[.C58]" office:value-type="float" office:value="0" calcext:value-type="float">
            <text:p>0,00 Ω</text:p>
          </table:table-cell>
          <table:table-cell table:style-name="Ω" table:formula="of:=[.D58]" office:value-type="float" office:value="0" calcext:value-type="float">
            <text:p>0,00 Ω</text:p>
          </table:table-cell>
          <table:table-cell table:style-name="Ω" table:formula="of:=[.E58]" office:value-type="float" office:value="0" calcext:value-type="float">
            <text:p>0,00 Ω</text:p>
          </table:table-cell>
          <table:table-cell table:style-name="ce58" table:number-columns-repeated="9"/>
          <table:table-cell/>
          <table:table-cell office:value-type="string" calcext:value-type="string">
            <text:p>Resistanc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table:style-name="mW" table:formula="of:=[.C60]*([.C59])" office:value-type="float" office:value="0" calcext:value-type="float">
            <text:p>0 mW</text:p>
          </table:table-cell>
          <table:table-cell table:style-name="mW" table:formula="of:=[.D60]*([.D59])" office:value-type="float" office:value="0" calcext:value-type="float">
            <text:p>0 mW</text:p>
          </table:table-cell>
          <table:table-cell table:style-name="mW" table:formula="of:=[.E60]*([.E59])" office:value-type="float" office:value="0" calcext:value-type="float">
            <text:p>0 mW</text:p>
          </table:table-cell>
          <table:table-cell table:style-name="ce50" table:number-columns-repeated="9"/>
          <table:table-cell/>
          <table:table-cell office:value-type="string" calcext:value-type="string">
            <text:p>Power Loos in Series Resistor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P LED</text:p>
          </table:table-cell>
          <table:table-cell table:style-name="ce12"/>
          <table:table-cell table:style-name="ce33" table:formula="of:=[.C43]*[.C36]" office:value-type="float" office:value="44" calcext:value-type="float">
            <text:p>44 mW</text:p>
          </table:table-cell>
          <table:table-cell table:style-name="ce33" table:formula="of:=[.D43]*[.D36]" office:value-type="float" office:value="64" calcext:value-type="float">
            <text:p>64 mW</text:p>
          </table:table-cell>
          <table:table-cell table:style-name="ce33" table:formula="of:=[.E43]*[.E36]" office:value-type="float" office:value="62" calcext:value-type="float">
            <text:p>62 mW</text:p>
          </table:table-cell>
          <table:table-cell table:style-name="ce62" table:number-columns-repeated="9"/>
          <table:table-cell/>
          <table:table-cell office:value-type="string" calcext:value-type="string">
            <text:p>Power consumption per LE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 LED count</text:p>
          </table:table-cell>
          <table:table-cell/>
          <table:table-cell table:style-name="valuesWithUnit" table:formula="of:=[.C44]*[.C37]" office:value-type="float" office:value="4" calcext:value-type="float">
            <text:p>4</text:p>
          </table:table-cell>
          <table:table-cell table:style-name="valuesWithUnit" table:formula="of:=[.D44]*[.D37]" office:value-type="float" office:value="4" calcext:value-type="float">
            <text:p>4</text:p>
          </table:table-cell>
          <table:table-cell table:style-name="valuesWithUnit" table:formula="of:=[.E44]*[.E37]" office:value-type="float" office:value="4" calcext:value-type="float">
            <text:p>4</text:p>
          </table:table-cell>
          <table:table-cell table:style-name="ce63" table:number-columns-repeated="9"/>
          <table:table-cell/>
          <table:table-cell office:value-type="string" calcext:value-type="string">
            <text:p>number of le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 LED sum</text:p>
          </table:table-cell>
          <table:table-cell/>
          <table:table-cell table:style-name="mW" table:formula="of:=[.C64]*[.C63]" office:value-type="float" office:value="176" calcext:value-type="float">
            <text:p>176 mW</text:p>
          </table:table-cell>
          <table:table-cell table:style-name="mW" table:formula="of:=[.D64]*[.D63]" office:value-type="float" office:value="256" calcext:value-type="float">
            <text:p>256 mW</text:p>
          </table:table-cell>
          <table:table-cell table:style-name="mW" table:formula="of:=[.E64]*[.E63]" office:value-type="float" office:value="248" calcext:value-type="float">
            <text:p>248 mW</text:p>
          </table:table-cell>
          <table:table-cell table:style-name="ce50" table:number-columns-repeated="9"/>
          <table:table-cell/>
          <table:table-cell office:value-type="string" calcext:value-type="string">
            <text:p>Power consumption all LE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 Series Resistor</text:p>
          </table:table-cell>
          <table:table-cell/>
          <table:table-cell table:style-name="ce34" table:formula="of:=[.C62]" office:value-type="float" office:value="0" calcext:value-type="float">
            <text:p>0 mW</text:p>
          </table:table-cell>
          <table:table-cell table:style-name="ce34" table:formula="of:=[.D62]" office:value-type="float" office:value="0" calcext:value-type="float">
            <text:p>0 mW</text:p>
          </table:table-cell>
          <table:table-cell table:style-name="ce34" table:formula="of:=[.E62]" office:value-type="float" office:value="0" calcext:value-type="float">
            <text:p>0 mW</text:p>
          </table:table-cell>
          <table:table-cell table:style-name="ce50" table:number-columns-repeated="9"/>
          <table:table-cell/>
          <table:table-cell office:value-type="string" calcext:value-type="string">
            <text:p>Power consumption single Series Resis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 Series Res count</text:p>
          </table:table-cell>
          <table:table-cell/>
          <table:table-cell table:formula="of:=[.C37]*[.C49]" office:value-type="float" office:value="0" calcext:value-type="float">
            <text:p>0</text:p>
          </table:table-cell>
          <table:table-cell table:formula="of:=[.D37]*[.D49]" office:value-type="float" office:value="0" calcext:value-type="float">
            <text:p>0</text:p>
          </table:table-cell>
          <table:table-cell table:formula="of:=[.E37]*[.E49]" office:value-type="float" office:value="0" calcext:value-type="float">
            <text:p>0</text:p>
          </table:table-cell>
          <table:table-cell table:style-name="ce48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P Series Res sum</text:p>
          </table:table-cell>
          <table:table-cell/>
          <table:table-cell table:style-name="mW" table:formula="of:=[.C67]*[.C66]" office:value-type="float" office:value="0" calcext:value-type="float">
            <text:p>0 mW</text:p>
          </table:table-cell>
          <table:table-cell table:style-name="mW" table:formula="of:=[.D67]*[.D66]" office:value-type="float" office:value="0" calcext:value-type="float">
            <text:p>0 mW</text:p>
          </table:table-cell>
          <table:table-cell table:style-name="mW" table:formula="of:=[.E67]*[.E66]" office:value-type="float" office:value="0" calcext:value-type="float">
            <text:p>0 mW</text:p>
          </table:table-cell>
          <table:table-cell table:style-name="ce50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P sum color</text:p>
          </table:table-cell>
          <table:table-cell/>
          <table:table-cell table:style-name="mW" table:formula="of:=[.C68]+[.C65]" office:value-type="float" office:value="176" calcext:value-type="float">
            <text:p>176 mW</text:p>
          </table:table-cell>
          <table:table-cell table:style-name="mW" table:formula="of:=[.D68]+[.D65]" office:value-type="float" office:value="256" calcext:value-type="float">
            <text:p>256 mW</text:p>
          </table:table-cell>
          <table:table-cell table:style-name="mW" table:formula="of:=[.E68]+[.E65]" office:value-type="float" office:value="248" calcext:value-type="float">
            <text:p>248 mW</text:p>
          </table:table-cell>
          <table:table-cell table:style-name="ce50" table:number-columns-repeated="9"/>
          <table:table-cell/>
          <table:table-cell office:value-type="string" calcext:value-type="string">
            <text:p>Power consumption per Col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 sum LED group</text:p>
          </table:table-cell>
          <table:table-cell/>
          <table:table-cell table:style-name="ce35" table:formula="of:=SUM([.C69:.E69])" office:value-type="float" office:value="680" calcext:value-type="float" table:number-columns-spanned="3" table:number-rows-spanned="1">
            <text:p>680 mW</text:p>
          </table:table-cell>
          <table:covered-table-cell table:number-columns-repeated="2" table:style-name="mW"/>
          <table:table-cell table:style-name="ce50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P controller</text:p>
          </table:table-cell>
          <table:table-cell/>
          <table:table-cell table:style-name="ce36" table:formula="of:=[.C30]" office:value-type="float" office:value="315.6" calcext:value-type="float" table:number-columns-spanned="3" table:number-rows-spanned="1">
            <text:p>316 mW</text:p>
          </table:table-cell>
          <table:covered-table-cell table:number-columns-repeated="2" table:style-name="ce82"/>
          <table:table-cell table:style-name="ce65" table:number-columns-repeated="9"/>
          <table:table-cell table:number-columns-repeated="1010"/>
        </table:table-row>
        <table:table-row table:style-name="ro2">
          <table:table-cell office:value-type="string" calcext:value-type="string">
            <text:p>P sum</text:p>
          </table:table-cell>
          <table:table-cell/>
          <table:table-cell table:style-name="ce36" table:formula="of:=[.C71]+[.C70]" office:value-type="float" office:value="995.6" calcext:value-type="float" table:number-columns-spanned="3" table:number-rows-spanned="1">
            <text:p>996 mW</text:p>
          </table:table-cell>
          <table:covered-table-cell table:number-columns-repeated="2" table:style-name="ce82"/>
          <table:table-cell table:style-name="ce65" table:number-columns-repeated="9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istor-E24" table:style-name="ta1"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E24</text:p>
          </table:table-cell>
          <table:table-cell table:formula="of:=[.A2]" office:value-type="float" office:value="10" calcext:value-type="float">
            <text:p>10</text:p>
          </table:table-cell>
        </table:table-row>
        <table:table-row table:style-name="ro2">
          <table:table-cell table:style-name="ce67" office:value-type="float" office:value="10" calcext:value-type="float">
            <text:p>10</text:p>
          </table:table-cell>
          <table:table-cell table:formula="of:=[.A3]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4]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5]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6]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7]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8]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9]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10]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11]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12]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13]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4]"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15]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16]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17]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18]" office:value-type="float" office:value="47" calcext:value-type="float">
            <text:p>4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19]" office:value-type="float" office:value="51" calcext:value-type="float">
            <text:p>5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20]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21]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22]" office:value-type="float" office:value="68" calcext:value-type="float">
            <text:p>6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23]" office:value-type="float" office:value="75" calcext:value-type="float">
            <text:p>7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24]" office:value-type="float" office:value="82" calcext:value-type="float">
            <text:p>8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25]" office:value-type="float" office:value="91" calcext:value-type="float">
            <text:p>9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26]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27]"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28]"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29]"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30]"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31]"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32]"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33]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A34]"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[.A35]"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[.A36]"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[.A37]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A38]"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[.A39]"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[.A40]"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[.A41]"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[.A42]"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43]" office:value-type="float" office:value="510" calcext:value-type="float">
            <text:p>5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[.A44]" office:value-type="float" office:value="560" calcext:value-type="float">
            <text:p>56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[.A45]" office:value-type="float" office:value="620" calcext:value-type="float">
            <text:p>620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[.A46]"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[.A47]"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48]"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table:formula="of:=[.A49]" office:value-type="float" office:value="910" calcext:value-type="float">
            <text:p>910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formula="of:=[.A50]"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A51]"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formula="of:=[.A52]"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table:formula="of:=[.A53]"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table:formula="of:=[.A54]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table:formula="of:=[.A55]" office:value-type="float" office:value="1600" calcext:value-type="float">
            <text:p>1600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table:formula="of:=[.A56]" office:value-type="float" office:value="1800" calcext:value-type="float">
            <text:p>1800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table:formula="of:=[.A57]"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formula="of:=[.A58]" office:value-type="float" office:value="2200" calcext:value-type="float">
            <text:p>2200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table:formula="of:=[.A59]" office:value-type="float" office:value="2400" calcext:value-type="float">
            <text:p>2400</text:p>
          </table:table-cell>
        </table:table-row>
        <table:table-row table:style-name="ro2">
          <table:table-cell office:value-type="float" office:value="2400" calcext:value-type="float">
            <text:p>2400</text:p>
          </table:table-cell>
          <table:table-cell table:formula="of:=[.A60]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2700" calcext:value-type="float">
            <text:p>2700</text:p>
          </table:table-cell>
          <table:table-cell table:formula="of:=[.A61]" office:value-type="float" office:value="3000" calcext:value-type="float">
            <text:p>300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table:formula="of:=[.A62]" office:value-type="float" office:value="3300" calcext:value-type="float">
            <text:p>3300</text:p>
          </table:table-cell>
        </table:table-row>
        <table:table-row table:style-name="ro2">
          <table:table-cell office:value-type="float" office:value="3300" calcext:value-type="float">
            <text:p>3300</text:p>
          </table:table-cell>
          <table:table-cell table:formula="of:=[.A63]"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3600" calcext:value-type="float">
            <text:p>3600</text:p>
          </table:table-cell>
          <table:table-cell table:formula="of:=[.A64]" office:value-type="float" office:value="3900" calcext:value-type="float">
            <text:p>3900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table:formula="of:=[.A65]" office:value-type="float" office:value="4300" calcext:value-type="float">
            <text:p>4300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table:formula="of:=[.A66]" office:value-type="float" office:value="4700" calcext:value-type="float">
            <text:p>4700</text:p>
          </table:table-cell>
        </table:table-row>
        <table:table-row table:style-name="ro2">
          <table:table-cell office:value-type="float" office:value="4700" calcext:value-type="float">
            <text:p>4700</text:p>
          </table:table-cell>
          <table:table-cell table:formula="of:=[.A67]" office:value-type="float" office:value="5100" calcext:value-type="float">
            <text:p>5100</text:p>
          </table:table-cell>
        </table:table-row>
        <table:table-row table:style-name="ro2">
          <table:table-cell office:value-type="float" office:value="5100" calcext:value-type="float">
            <text:p>5100</text:p>
          </table:table-cell>
          <table:table-cell table:formula="of:=[.A68]" office:value-type="float" office:value="5600" calcext:value-type="float">
            <text:p>5600</text:p>
          </table:table-cell>
        </table:table-row>
        <table:table-row table:style-name="ro2">
          <table:table-cell office:value-type="float" office:value="5600" calcext:value-type="float">
            <text:p>5600</text:p>
          </table:table-cell>
          <table:table-cell table:formula="of:=[.A69]" office:value-type="float" office:value="6200" calcext:value-type="float">
            <text:p>6200</text:p>
          </table:table-cell>
        </table:table-row>
        <table:table-row table:style-name="ro2">
          <table:table-cell office:value-type="float" office:value="6200" calcext:value-type="float">
            <text:p>6200</text:p>
          </table:table-cell>
          <table:table-cell table:formula="of:=[.A70]" office:value-type="float" office:value="6800" calcext:value-type="float">
            <text:p>6800</text:p>
          </table:table-cell>
        </table:table-row>
        <table:table-row table:style-name="ro2">
          <table:table-cell office:value-type="float" office:value="6800" calcext:value-type="float">
            <text:p>6800</text:p>
          </table:table-cell>
          <table:table-cell table:formula="of:=[.A71]" office:value-type="float" office:value="7500" calcext:value-type="float">
            <text:p>7500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table:formula="of:=[.A72]" office:value-type="float" office:value="8200" calcext:value-type="float">
            <text:p>8200</text:p>
          </table:table-cell>
        </table:table-row>
        <table:table-row table:style-name="ro2">
          <table:table-cell office:value-type="float" office:value="8200" calcext:value-type="float">
            <text:p>8200</text:p>
          </table:table-cell>
          <table:table-cell table:formula="of:=[.A73]" office:value-type="float" office:value="9100" calcext:value-type="float">
            <text:p>9100</text:p>
          </table:table-cell>
        </table:table-row>
        <table:table-row table:style-name="ro2">
          <table:table-cell office:value-type="float" office:value="9100" calcext:value-type="float">
            <text:p>9100</text:p>
          </table:table-cell>
          <table:table-cell table:formula="of:=[.A74]" office:value-type="float" office:value="10000" calcext:value-type="float">
            <text:p>100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A75]" office:value-type="float" office:value="11000" calcext:value-type="float">
            <text:p>11000</text:p>
          </table:table-cell>
        </table:table-row>
        <table:table-row table:style-name="ro2">
          <table:table-cell office:value-type="float" office:value="11000" calcext:value-type="float">
            <text:p>11000</text:p>
          </table:table-cell>
          <table:table-cell table:formula="of:=[.A76]" office:value-type="float" office:value="12000" calcext:value-type="float">
            <text:p>12000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table:formula="of:=[.A77]" office:value-type="float" office:value="13000" calcext:value-type="float">
            <text:p>13000</text:p>
          </table:table-cell>
        </table:table-row>
        <table:table-row table:style-name="ro2">
          <table:table-cell office:value-type="float" office:value="13000" calcext:value-type="float">
            <text:p>13000</text:p>
          </table:table-cell>
          <table:table-cell table:formula="of:=[.A78]" office:value-type="float" office:value="15000" calcext:value-type="float">
            <text:p>15000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formula="of:=[.A79]" office:value-type="float" office:value="16000" calcext:value-type="float">
            <text:p>16000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table:formula="of:=[.A80]" office:value-type="float" office:value="18000" calcext:value-type="float">
            <text:p>18000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table:formula="of:=[.A81]" office:value-type="float" office:value="20000" calcext:value-type="float">
            <text:p>20000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table:formula="of:=[.A82]" office:value-type="float" office:value="22000" calcext:value-type="float">
            <text:p>22000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table:formula="of:=[.A83]" office:value-type="float" office:value="24000" calcext:value-type="float">
            <text:p>24000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table:formula="of:=[.A84]" office:value-type="float" office:value="27000" calcext:value-type="float">
            <text:p>27000</text:p>
          </table:table-cell>
        </table:table-row>
        <table:table-row table:style-name="ro2">
          <table:table-cell office:value-type="float" office:value="27000" calcext:value-type="float">
            <text:p>27000</text:p>
          </table:table-cell>
          <table:table-cell table:formula="of:=[.A85]"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table:formula="of:=[.A86]" office:value-type="float" office:value="33000" calcext:value-type="float">
            <text:p>33000</text:p>
          </table:table-cell>
        </table:table-row>
        <table:table-row table:style-name="ro2">
          <table:table-cell office:value-type="float" office:value="33000" calcext:value-type="float">
            <text:p>33000</text:p>
          </table:table-cell>
          <table:table-cell table:formula="of:=[.A87]" office:value-type="float" office:value="36000" calcext:value-type="float">
            <text:p>36000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table:formula="of:=[.A88]" office:value-type="float" office:value="39000" calcext:value-type="float">
            <text:p>39000</text:p>
          </table:table-cell>
        </table:table-row>
        <table:table-row table:style-name="ro2">
          <table:table-cell office:value-type="float" office:value="39000" calcext:value-type="float">
            <text:p>39000</text:p>
          </table:table-cell>
          <table:table-cell table:formula="of:=[.A89]" office:value-type="float" office:value="43000" calcext:value-type="float">
            <text:p>43000</text:p>
          </table:table-cell>
        </table:table-row>
        <table:table-row table:style-name="ro2">
          <table:table-cell office:value-type="float" office:value="43000" calcext:value-type="float">
            <text:p>43000</text:p>
          </table:table-cell>
          <table:table-cell table:formula="of:=[.A90]" office:value-type="float" office:value="47000" calcext:value-type="float">
            <text:p>47000</text:p>
          </table:table-cell>
        </table:table-row>
        <table:table-row table:style-name="ro2">
          <table:table-cell office:value-type="float" office:value="47000" calcext:value-type="float">
            <text:p>47000</text:p>
          </table:table-cell>
          <table:table-cell table:formula="of:=[.A91]" office:value-type="float" office:value="51000" calcext:value-type="float">
            <text:p>51000</text:p>
          </table:table-cell>
        </table:table-row>
        <table:table-row table:style-name="ro2">
          <table:table-cell office:value-type="float" office:value="51000" calcext:value-type="float">
            <text:p>51000</text:p>
          </table:table-cell>
          <table:table-cell table:formula="of:=[.A92]" office:value-type="float" office:value="56000" calcext:value-type="float">
            <text:p>56000</text:p>
          </table:table-cell>
        </table:table-row>
        <table:table-row table:style-name="ro2">
          <table:table-cell office:value-type="float" office:value="56000" calcext:value-type="float">
            <text:p>56000</text:p>
          </table:table-cell>
          <table:table-cell table:formula="of:=[.A93]" office:value-type="float" office:value="62000" calcext:value-type="float">
            <text:p>62000</text:p>
          </table:table-cell>
        </table:table-row>
        <table:table-row table:style-name="ro2">
          <table:table-cell office:value-type="float" office:value="62000" calcext:value-type="float">
            <text:p>62000</text:p>
          </table:table-cell>
          <table:table-cell table:formula="of:=[.A94]" office:value-type="float" office:value="68000" calcext:value-type="float">
            <text:p>68000</text:p>
          </table:table-cell>
        </table:table-row>
        <table:table-row table:style-name="ro2">
          <table:table-cell office:value-type="float" office:value="68000" calcext:value-type="float">
            <text:p>68000</text:p>
          </table:table-cell>
          <table:table-cell table:formula="of:=[.A95]" office:value-type="float" office:value="75000" calcext:value-type="float">
            <text:p>75000</text:p>
          </table:table-cell>
        </table:table-row>
        <table:table-row table:style-name="ro2">
          <table:table-cell office:value-type="float" office:value="75000" calcext:value-type="float">
            <text:p>75000</text:p>
          </table:table-cell>
          <table:table-cell table:formula="of:=[.A96]" office:value-type="float" office:value="82000" calcext:value-type="float">
            <text:p>82000</text:p>
          </table:table-cell>
        </table:table-row>
        <table:table-row table:style-name="ro2">
          <table:table-cell office:value-type="float" office:value="82000" calcext:value-type="float">
            <text:p>82000</text:p>
          </table:table-cell>
          <table:table-cell table:formula="of:=[.A97]" office:value-type="float" office:value="91000" calcext:value-type="float">
            <text:p>91000</text:p>
          </table:table-cell>
        </table:table-row>
        <table:table-row table:style-name="ro2">
          <table:table-cell office:value-type="float" office:value="91000" calcext:value-type="float">
            <text:p>91000</text:p>
          </table:table-cell>
          <table:table-cell table:formula="of:=[.A98]"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[.A99]" office:value-type="float" office:value="110000" calcext:value-type="float">
            <text:p>110000</text:p>
          </table:table-cell>
        </table:table-row>
        <table:table-row table:style-name="ro2">
          <table:table-cell office:value-type="float" office:value="110000" calcext:value-type="float">
            <text:p>110000</text:p>
          </table:table-cell>
          <table:table-cell table:formula="of:=[.A100]" office:value-type="float" office:value="120000" calcext:value-type="float">
            <text:p>120000</text:p>
          </table:table-cell>
        </table:table-row>
        <table:table-row table:style-name="ro2">
          <table:table-cell office:value-type="float" office:value="120000" calcext:value-type="float">
            <text:p>120000</text:p>
          </table:table-cell>
          <table:table-cell table:formula="of:=[.A101]" office:value-type="float" office:value="130000" calcext:value-type="float">
            <text:p>130000</text:p>
          </table:table-cell>
        </table:table-row>
        <table:table-row table:style-name="ro2">
          <table:table-cell office:value-type="float" office:value="130000" calcext:value-type="float">
            <text:p>130000</text:p>
          </table:table-cell>
          <table:table-cell table:formula="of:=[.A102]"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150000" calcext:value-type="float">
            <text:p>150000</text:p>
          </table:table-cell>
          <table:table-cell table:formula="of:=[.A103]" office:value-type="float" office:value="160000" calcext:value-type="float">
            <text:p>160000</text:p>
          </table:table-cell>
        </table:table-row>
        <table:table-row table:style-name="ro2">
          <table:table-cell office:value-type="float" office:value="160000" calcext:value-type="float">
            <text:p>160000</text:p>
          </table:table-cell>
          <table:table-cell table:formula="of:=[.A104]" office:value-type="float" office:value="180000" calcext:value-type="float">
            <text:p>180000</text:p>
          </table:table-cell>
        </table:table-row>
        <table:table-row table:style-name="ro2">
          <table:table-cell office:value-type="float" office:value="180000" calcext:value-type="float">
            <text:p>180000</text:p>
          </table:table-cell>
          <table:table-cell table:formula="of:=[.A105]"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200000" calcext:value-type="float">
            <text:p>200000</text:p>
          </table:table-cell>
          <table:table-cell table:formula="of:=[.A106]" office:value-type="float" office:value="220000" calcext:value-type="float">
            <text:p>220000</text:p>
          </table:table-cell>
        </table:table-row>
        <table:table-row table:style-name="ro2">
          <table:table-cell office:value-type="float" office:value="220000" calcext:value-type="float">
            <text:p>220000</text:p>
          </table:table-cell>
          <table:table-cell table:formula="of:=[.A107]" office:value-type="float" office:value="240000" calcext:value-type="float">
            <text:p>240000</text:p>
          </table:table-cell>
        </table:table-row>
        <table:table-row table:style-name="ro2">
          <table:table-cell office:value-type="float" office:value="240000" calcext:value-type="float">
            <text:p>240000</text:p>
          </table:table-cell>
          <table:table-cell table:formula="of:=[.A108]" office:value-type="float" office:value="270000" calcext:value-type="float">
            <text:p>270000</text:p>
          </table:table-cell>
        </table:table-row>
        <table:table-row table:style-name="ro2">
          <table:table-cell office:value-type="float" office:value="270000" calcext:value-type="float">
            <text:p>270000</text:p>
          </table:table-cell>
          <table:table-cell table:formula="of:=[.A109]"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300000" calcext:value-type="float">
            <text:p>300000</text:p>
          </table:table-cell>
          <table:table-cell table:formula="of:=[.A110]" office:value-type="float" office:value="330000" calcext:value-type="float">
            <text:p>330000</text:p>
          </table:table-cell>
        </table:table-row>
        <table:table-row table:style-name="ro2">
          <table:table-cell office:value-type="float" office:value="330000" calcext:value-type="float">
            <text:p>330000</text:p>
          </table:table-cell>
          <table:table-cell table:formula="of:=[.A111]" office:value-type="float" office:value="360000" calcext:value-type="float">
            <text:p>360000</text:p>
          </table:table-cell>
        </table:table-row>
        <table:table-row table:style-name="ro2">
          <table:table-cell office:value-type="float" office:value="360000" calcext:value-type="float">
            <text:p>360000</text:p>
          </table:table-cell>
          <table:table-cell table:formula="of:=[.A112]" office:value-type="float" office:value="390000" calcext:value-type="float">
            <text:p>390000</text:p>
          </table:table-cell>
        </table:table-row>
        <table:table-row table:style-name="ro2">
          <table:table-cell office:value-type="float" office:value="390000" calcext:value-type="float">
            <text:p>390000</text:p>
          </table:table-cell>
          <table:table-cell table:formula="of:=[.A113]" office:value-type="float" office:value="430000" calcext:value-type="float">
            <text:p>430000</text:p>
          </table:table-cell>
        </table:table-row>
        <table:table-row table:style-name="ro2">
          <table:table-cell office:value-type="float" office:value="430000" calcext:value-type="float">
            <text:p>430000</text:p>
          </table:table-cell>
          <table:table-cell table:formula="of:=[.A114]" office:value-type="float" office:value="470000" calcext:value-type="float">
            <text:p>470000</text:p>
          </table:table-cell>
        </table:table-row>
        <table:table-row table:style-name="ro2">
          <table:table-cell office:value-type="float" office:value="470000" calcext:value-type="float">
            <text:p>470000</text:p>
          </table:table-cell>
          <table:table-cell table:formula="of:=[.A115]" office:value-type="float" office:value="510000" calcext:value-type="float">
            <text:p>510000</text:p>
          </table:table-cell>
        </table:table-row>
        <table:table-row table:style-name="ro2">
          <table:table-cell office:value-type="float" office:value="510000" calcext:value-type="float">
            <text:p>510000</text:p>
          </table:table-cell>
          <table:table-cell table:formula="of:=[.A116]" office:value-type="float" office:value="560000" calcext:value-type="float">
            <text:p>560000</text:p>
          </table:table-cell>
        </table:table-row>
        <table:table-row table:style-name="ro2">
          <table:table-cell office:value-type="float" office:value="560000" calcext:value-type="float">
            <text:p>560000</text:p>
          </table:table-cell>
          <table:table-cell table:formula="of:=[.A117]" office:value-type="float" office:value="620000" calcext:value-type="float">
            <text:p>620000</text:p>
          </table:table-cell>
        </table:table-row>
        <table:table-row table:style-name="ro2">
          <table:table-cell office:value-type="float" office:value="620000" calcext:value-type="float">
            <text:p>620000</text:p>
          </table:table-cell>
          <table:table-cell table:formula="of:=[.A118]" office:value-type="float" office:value="680000" calcext:value-type="float">
            <text:p>680000</text:p>
          </table:table-cell>
        </table:table-row>
        <table:table-row table:style-name="ro2">
          <table:table-cell office:value-type="float" office:value="680000" calcext:value-type="float">
            <text:p>680000</text:p>
          </table:table-cell>
          <table:table-cell table:formula="of:=[.A119]" office:value-type="float" office:value="750000" calcext:value-type="float">
            <text:p>750000</text:p>
          </table:table-cell>
        </table:table-row>
        <table:table-row table:style-name="ro2">
          <table:table-cell office:value-type="float" office:value="750000" calcext:value-type="float">
            <text:p>750000</text:p>
          </table:table-cell>
          <table:table-cell table:formula="of:=[.A120]" office:value-type="float" office:value="820000" calcext:value-type="float">
            <text:p>820000</text:p>
          </table:table-cell>
        </table:table-row>
        <table:table-row table:style-name="ro2">
          <table:table-cell office:value-type="float" office:value="820000" calcext:value-type="float">
            <text:p>820000</text:p>
          </table:table-cell>
          <table:table-cell table:formula="of:=[.A121]" office:value-type="float" office:value="910000" calcext:value-type="float">
            <text:p>910000</text:p>
          </table:table-cell>
        </table:table-row>
        <table:table-row table:style-name="ro2">
          <table:table-cell office:value-type="float" office:value="910000" calcext:value-type="float">
            <text:p>910000</text:p>
          </table:table-cell>
          <table:table-cell table:formula="of:=[.A12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lock" svg:font-family="Overlock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mA</number:text>
    </number:number-style>
    <number:number-style style:name="N110">
      <number:number number:decimal-places="1" loext:min-decimal-places="1" number:min-integer-digits="1"/>
      <number:text> V</number:text>
    </number:number-style>
    <number:number-style style:name="N111">
      <number:number number:decimal-places="0" loext:min-decimal-places="0" number:min-integer-digits="1"/>
      <number:text> mW</number:text>
    </number:number-style>
    <number:number-style style:name="N112">
      <number:number number:decimal-places="2" loext:min-decimal-places="2" number:min-integer-digits="1"/>
      <number:text> mA</number:text>
    </number:number-style>
    <number:number-style style:name="N113">
      <number:number number:decimal-places="2" loext:min-decimal-places="2" number:min-integer-digits="1"/>
      <number:text> kΩ</number:text>
    </number:number-style>
    <number:number-style style:name="N114">
      <number:number number:decimal-places="2" loext:min-decimal-places="2" number:min-integer-digits="1"/>
      <number:text> Ω</number:text>
    </number:number-style>
    <number:number-style style:name="N115">
      <number:number number:decimal-places="2" loext:min-decimal-places="2" number:min-integer-digits="1"/>
      <number:text> W</number:text>
    </number:number-style>
    <number:number-style style:name="N116">
      <number:number number:decimal-places="2" loext:min-decimal-places="2" number:min-integer-digits="1"/>
      <number:text> %</number:text>
    </number:number-style>
    <number:number-style style:name="N117">
      <number:number number:decimal-places="2" loext:min-decimal-places="2" number:min-integer-digits="1"/>
      <number:text> V</number:text>
    </number:number-style>
    <number:number-style style:name="N118">
      <number:number number:decimal-places="3" loext:min-decimal-places="3" number:min-integer-digits="1"/>
      <number:text> kΩ</number:text>
    </number:number-style>
    <number:number-style style:name="N119">
      <number:number number:decimal-places="3" loext:min-decimal-places="3" number:min-integer-digits="1"/>
      <number:text> Ω</number:text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loext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loext:min-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7P2" style:volatile="true">
      <number:text>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1P2" style:volatile="true">
      <number:text>-</number:text>
      <number:number number:decimal-places="0" loext:min-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6">
      <number:number number:decimal-places="9" loext:min-decimal-places="9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" loext:min-decimal-places="1" number:min-integer-digits="1"/>
    </number:number-style>
    <number:percentage-style style:name="N154">
      <number:number number:decimal-places="1" loext:min-decimal-places="1" number:min-integer-digits="1"/>
      <number:text>%</number:text>
    </number:percentage-style>
    <number:number-style style:name="N155">
      <number:number number:decimal-places="0" loext:min-decimal-places="0" number:min-integer-digits="0"/>
      <number:text> %</number:text>
    </number:number-style>
    <number:number-style style:name="N156">
      <number:number number:decimal-places="0" loext:min-decimal-places="0" number:min-integer-digits="1"/>
      <number:text>%</number:text>
    </number:number-style>
    <number:number-style style:name="N157">
      <number:number number:decimal-places="1" loext:min-decimal-places="1" number:min-integer-digits="1" number:grouping="true"/>
    </number:number-style>
    <number:number-style style:name="N158">
      <number:number number:decimal-places="3" loext:min-decimal-places="3" number:min-integer-digits="1" number:grouping="true"/>
    </number:number-style>
    <number:number-style style:name="N159">
      <number:number number:decimal-places="4" loext:min-decimal-places="4" number:min-integer-digits="1" number:grouping="true"/>
    </number:number-style>
    <number:number-style style:name="N160">
      <number:number number:decimal-places="5" loext:min-decimal-places="5" number:min-integer-digits="1" number:grouping="true"/>
    </number:number-style>
    <number:number-style style:name="N161">
      <number:number number:min-integer-digits="1"/>
      <number:text> kΩ</number:text>
    </number:number-style>
    <number:number-style style:name="N162">
      <number:number number:decimal-places="1" loext:min-decimal-places="1" number:min-integer-digits="0"/>
    </number:number-style>
    <number:number-style style:name="N163">
      <number:number number:decimal-places="0" loext:min-decimal-places="0" number:min-integer-digits="1"/>
      <number:text> W</number:text>
    </number:number-style>
    <number:number-style style:name="N164">
      <number:number number:decimal-places="0" loext:min-decimal-places="0" number:min-integer-digits="1"/>
      <number:text> %</number:text>
    </number:number-style>
    <number:number-style style:name="N165">
      <number:number number:decimal-places="4" loext:min-decimal-places="3" number:min-integer-digits="1" number:decimal-replacement=""/>
      <number:text> Ω</number:text>
    </number:number-style>
    <number:percentage-style style:name="N166">
      <number:number number:decimal-places="2" loext:min-decimal-places="2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="Overlock" fo:font-family="Overlock" style:font-style-name="Regular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V" style:family="table-cell" style:parent-style-name="valuesWithUnit" style:data-style-name="N110"/>
    <style:style style:name="valuesWithUnit" style:family="table-cell" style:parent-style-name="Default" style:data-style-name="N0"/>
    <style:style style:name="mA" style:family="table-cell" style:parent-style-name="valuesWithUnit" style:data-style-name="N109"/>
    <style:style style:name="kΩ" style:family="table-cell" style:parent-style-name="valuesWithUnit" style:data-style-name="N113"/>
    <style:style style:name="_30__2c_00_20_mA" style:display-name="0,00 mA" style:family="table-cell" style:parent-style-name="mA" style:data-style-name="N112"/>
    <style:style style:name="mW" style:family="table-cell" style:parent-style-name="valuesWithUnit" style:data-style-name="N111"/>
    <style:style style:name="Ω" style:family="table-cell" style:parent-style-name="valuesWithUnit" style:data-style-name="N114"/>
    <style:style style:name="W" style:family="table-cell" style:parent-style-name="valuesWithUnit" style:data-style-name="N115"/>
    <style:style style:name="_25_" style:display-name="%" style:family="table-cell" style:parent-style-name="valuesWithUnit" style:data-style-name="N116"/>
    <style:style style:name="_30__2c_000_22__20_kΩ_22_" style:display-name="0,000&quot; kΩ&quot;" style:family="table-cell" style:parent-style-name="kΩ" style:data-style-name="N118"/>
    <style:style style:name="_30__2c_00_20_V" style:display-name="0,00 V" style:family="table-cell" style:parent-style-name="V" style:data-style-name="N117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4:15:46.00078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0:02:32.21</meta:creation-date>
    <dc:title>Stefan_20140701</dc:title>
    <meta:editing-duration>P2DT19H4M25S</meta:editing-duration>
    <meta:editing-cycles>125</meta:editing-cycles>
    <meta:generator>LibreOffice/5.3.1.2$Linux_X86_64 LibreOffice_project/30m0$Build-2</meta:generator>
    <meta:initial-creator>Stefan Krüger</meta:initial-creator>
    <dc:date>2017-07-13T14:43:08.616314489</dc:date>
    <dc:creator>Stefan Krüger</dc:creator>
    <meta:document-statistic meta:table-count="2" meta:cell-count="609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Stefan_20140701" xlink:href="../../../../../../../../_LocalData/Users/Stefan/AppData/Roaming/OpenOffice/4/user/template/Stefan_20140721.ots" meta:date="2015-02-12T00:02:31.800000000"/>
  </office:meta>
</office:document-meta>
</file>